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  <table:table-cell office:value-type="string" calcext:value-type="string">
            <text:p>1 force (N)</text:p>
          </table:table-cell>
          <table:table-cell office:value-type="string" calcext:value-type="string">
            <text:p>2 force (N)</text:p>
          </table:table-cell>
          <table:table-cell office:value-type="string" calcext:value-type="string">
            <text:p>3 force (N)</text:p>
          </table:table-cell>
          <table:table-cell office:value-type="string" calcext:value-type="string">
            <text:p>4 force (N)</text:p>
          </table:table-cell>
          <table:table-cell office:value-type="string" calcext:value-type="string">
            <text:p>5 force (N)</text:p>
          </table:table-cell>
          <table:table-cell office:value-type="string" calcext:value-type="string">
            <text:p>6 force (N)</text:p>
          </table:table-cell>
          <table:table-cell office:value-type="string" calcext:value-type="string">
            <text:p>7 force (N)</text:p>
          </table:table-cell>
          <table:table-cell office:value-type="string" calcext:value-type="string">
            <text:p>8 force (N)</text:p>
          </table:table-cell>
          <table:table-cell office:value-type="string" calcext:value-type="string">
            <text:p>9 force (N)</text:p>
          </table:table-cell>
          <table:table-cell office:value-type="string" calcext:value-type="string">
            <text:p>10 force (N)</text:p>
          </table:table-cell>
          <table:table-cell office:value-type="string" calcext:value-type="string">
            <text:p>11 force (N)</text:p>
          </table:table-cell>
          <table:table-cell office:value-type="string" calcext:value-type="string">
            <text:p>12 force (N)</text:p>
          </table:table-cell>
          <table:table-cell office:value-type="string" calcext:value-type="string">
            <text:p>1 X (world)</text:p>
          </table:table-cell>
          <table:table-cell office:value-type="string" calcext:value-type="string">
            <text:p>1 Y (world)</text:p>
          </table:table-cell>
          <table:table-cell office:value-type="string" calcext:value-type="string">
            <text:p>1 Z (world)</text:p>
          </table:table-cell>
          <table:table-cell office:value-type="string" calcext:value-type="string">
            <text:p>2 X (world)</text:p>
          </table:table-cell>
          <table:table-cell office:value-type="string" calcext:value-type="string">
            <text:p>2 Y (world)</text:p>
          </table:table-cell>
          <table:table-cell office:value-type="string" calcext:value-type="string">
            <text:p>2 Z (world)</text:p>
          </table:table-cell>
          <table:table-cell office:value-type="string" calcext:value-type="string">
            <text:p>3 X (world)</text:p>
          </table:table-cell>
          <table:table-cell office:value-type="string" calcext:value-type="string">
            <text:p>3 Y (world)</text:p>
          </table:table-cell>
          <table:table-cell office:value-type="string" calcext:value-type="string">
            <text:p>3 Z (world)</text:p>
          </table:table-cell>
          <table:table-cell office:value-type="string" calcext:value-type="string">
            <text:p>4 X (world)</text:p>
          </table:table-cell>
          <table:table-cell office:value-type="string" calcext:value-type="string">
            <text:p>4 Y (world)</text:p>
          </table:table-cell>
          <table:table-cell office:value-type="string" calcext:value-type="string">
            <text:p>4 Z (world)</text:p>
          </table:table-cell>
          <table:table-cell office:value-type="string" calcext:value-type="string">
            <text:p>5 X (world)</text:p>
          </table:table-cell>
          <table:table-cell office:value-type="string" calcext:value-type="string">
            <text:p>5 Y (world)</text:p>
          </table:table-cell>
          <table:table-cell office:value-type="string" calcext:value-type="string">
            <text:p>5 Z (world)</text:p>
          </table:table-cell>
          <table:table-cell office:value-type="string" calcext:value-type="string">
            <text:p>6 X (world)</text:p>
          </table:table-cell>
          <table:table-cell office:value-type="string" calcext:value-type="string">
            <text:p>6 Y (world)</text:p>
          </table:table-cell>
          <table:table-cell office:value-type="string" calcext:value-type="string">
            <text:p>6 Z (world)</text:p>
          </table:table-cell>
          <table:table-cell office:value-type="string" calcext:value-type="string">
            <text:p>7 X (world)</text:p>
          </table:table-cell>
          <table:table-cell office:value-type="string" calcext:value-type="string">
            <text:p>7 Y (world)</text:p>
          </table:table-cell>
          <table:table-cell office:value-type="string" calcext:value-type="string">
            <text:p>7 Z (world)</text:p>
          </table:table-cell>
          <table:table-cell office:value-type="string" calcext:value-type="string">
            <text:p>8 X (world)</text:p>
          </table:table-cell>
          <table:table-cell office:value-type="string" calcext:value-type="string">
            <text:p>8 Y (world)</text:p>
          </table:table-cell>
          <table:table-cell office:value-type="string" calcext:value-type="string">
            <text:p>8 Z (world)</text:p>
          </table:table-cell>
          <table:table-cell office:value-type="string" calcext:value-type="string">
            <text:p>9 X (world)</text:p>
          </table:table-cell>
          <table:table-cell office:value-type="string" calcext:value-type="string">
            <text:p>9 Y (world)</text:p>
          </table:table-cell>
          <table:table-cell office:value-type="string" calcext:value-type="string">
            <text:p>9 Z (world)</text:p>
          </table:table-cell>
          <table:table-cell office:value-type="string" calcext:value-type="string">
            <text:p>10 X (world)</text:p>
          </table:table-cell>
          <table:table-cell office:value-type="string" calcext:value-type="string">
            <text:p>10 Y (world)</text:p>
          </table:table-cell>
          <table:table-cell office:value-type="string" calcext:value-type="string">
            <text:p>10 Z (world)</text:p>
          </table:table-cell>
          <table:table-cell office:value-type="string" calcext:value-type="string">
            <text:p>11 X (world)</text:p>
          </table:table-cell>
          <table:table-cell office:value-type="string" calcext:value-type="string">
            <text:p>11 Y (world)</text:p>
          </table:table-cell>
          <table:table-cell office:value-type="string" calcext:value-type="string">
            <text:p>11 Z (world)</text:p>
          </table:table-cell>
          <table:table-cell office:value-type="string" calcext:value-type="string">
            <text:p>12 X (world)</text:p>
          </table:table-cell>
          <table:table-cell office:value-type="string" calcext:value-type="string">
            <text:p>12 Y (world)</text:p>
          </table:table-cell>
          <table:table-cell office:value-type="string" calcext:value-type="string">
            <text:p>12 Z (world)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7-09 11:44:43</text:p>
          </table:table-cell>
          <table:table-cell office:value-type="float" office:value="-0.0001844" calcext:value-type="float">
            <text:p>-0.0001844</text:p>
          </table:table-cell>
          <table:table-cell office:value-type="float" office:value="0.6920955" calcext:value-type="float">
            <text:p>0.6920955</text:p>
          </table:table-cell>
          <table:table-cell office:value-type="float" office:value="0.6919112" calcext:value-type="float">
            <text:p>0.6919112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76603" calcext:value-type="float">
            <text:p>0.0376603</text:p>
          </table:table-cell>
          <table:table-cell office:value-type="float" office:value="10" calcext:value-type="float">
            <text:p>10</text:p>
          </table:table-cell>
          <table:table-cell office:value-type="float" office:value="1.09501159191132" calcext:value-type="float">
            <text:p>1.09501159191132</text:p>
          </table:table-cell>
          <table:table-cell office:value-type="float" office:value="0.266065388917923" calcext:value-type="float">
            <text:p>0.266065388917923</text:p>
          </table:table-cell>
          <table:table-cell office:value-type="float" office:value="0.828946202993393" calcext:value-type="float">
            <text:p>0.828946202993393</text:p>
          </table:table-cell>
          <table:table-cell office:value-type="float" office:value="0.576806852221489" calcext:value-type="float">
            <text:p>0.576806852221489</text:p>
          </table:table-cell>
          <table:table-cell office:value-type="float" office:value="0.297788608899995" calcext:value-type="float">
            <text:p>0.297788608899995</text:p>
          </table:table-cell>
          <table:table-cell office:value-type="float" office:value="0.542502158880234" calcext:value-type="float">
            <text:p>0.542502158880234</text:p>
          </table:table-cell>
          <table:table-cell office:value-type="float" office:value="0.611111545562744" calcext:value-type="float">
            <text:p>0.611111545562744</text:p>
          </table:table-cell>
          <table:table-cell office:value-type="float" office:value="0.0686093866825104" calcext:value-type="float">
            <text:p>0.0686093866825104</text:p>
          </table:table-cell>
          <table:table-cell office:value-type="float" office:value="0.4219884" calcext:value-type="float">
            <text:p>0.4219884</text:p>
          </table:table-cell>
          <table:table-cell office:value-type="float" office:value="0.35178" calcext:value-type="float">
            <text:p>0.35178</text:p>
          </table:table-cell>
          <table:table-cell office:value-type="float" office:value="0.45059" calcext:value-type="float">
            <text:p>0.45059</text:p>
          </table:table-cell>
          <table:table-cell office:value-type="float" office:value="0.8642062" calcext:value-type="float">
            <text:p>0.8642062</text:p>
          </table:table-cell>
          <table:table-cell office:value-type="float" office:value="0.6239462" calcext:value-type="float">
            <text:p>0.6239462</text:p>
          </table:table-cell>
          <table:table-cell office:value-type="float" office:value="0.0299546" calcext:value-type="float">
            <text:p>0.0299546</text:p>
          </table:table-cell>
          <table:table-cell office:value-type="float" office:value="0.2660654" calcext:value-type="float">
            <text:p>0.2660654</text:p>
          </table:table-cell>
          <table:table-cell office:value-type="float" office:value="0.2963808" calcext:value-type="float">
            <text:p>0.2963808</text:p>
          </table:table-cell>
          <table:table-cell office:value-type="float" office:value="0.42599" calcext:value-type="float">
            <text:p>0.42599</text:p>
          </table:table-cell>
          <table:table-cell office:value-type="float" office:value="1.0950116" calcext:value-type="float">
            <text:p>1.0950116</text:p>
          </table:table-cell>
          <table:table-cell office:value-type="float" office:value="0.97211" calcext:value-type="float">
            <text:p>0.97211</text:p>
          </table:table-cell>
          <table:table-cell office:value-type="float" office:value="-0.0147108" calcext:value-type="float">
            <text:p>-0.0147108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951956" calcext:value-type="float">
            <text:p>0.6951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889956" calcext:value-type="float">
            <text:p>0.6889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4:56</text:p>
          </table:table-cell>
          <table:table-cell office:value-type="float" office:value="-0.0002616" calcext:value-type="float">
            <text:p>-0.0002616</text:p>
          </table:table-cell>
          <table:table-cell office:value-type="float" office:value="0.6930978" calcext:value-type="float">
            <text:p>0.6930978</text:p>
          </table:table-cell>
          <table:table-cell office:value-type="float" office:value="0.6928362" calcext:value-type="float">
            <text:p>0.6928362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77339" calcext:value-type="float">
            <text:p>0.0377339</text:p>
          </table:table-cell>
          <table:table-cell office:value-type="float" office:value="10" calcext:value-type="float">
            <text:p>10</text:p>
          </table:table-cell>
          <table:table-cell office:value-type="float" office:value="1.09911155700684" calcext:value-type="float">
            <text:p>1.09911155700684</text:p>
          </table:table-cell>
          <table:table-cell office:value-type="float" office:value="0.29802080988884" calcext:value-type="float">
            <text:p>0.29802080988884</text:p>
          </table:table-cell>
          <table:table-cell office:value-type="float" office:value="0.801090747117996" calcext:value-type="float">
            <text:p>0.801090747117996</text:p>
          </table:table-cell>
          <table:table-cell office:value-type="float" office:value="0.580865854024887" calcext:value-type="float">
            <text:p>0.580865854024887</text:p>
          </table:table-cell>
          <table:table-cell office:value-type="float" office:value="0.301923566268763" calcext:value-type="float">
            <text:p>0.301923566268763</text:p>
          </table:table-cell>
          <table:table-cell office:value-type="float" office:value="0.531842160224915" calcext:value-type="float">
            <text:p>0.531842160224915</text:p>
          </table:table-cell>
          <table:table-cell office:value-type="float" office:value="0.62988954782486" calcext:value-type="float">
            <text:p>0.62988954782486</text:p>
          </table:table-cell>
          <table:table-cell office:value-type="float" office:value="0.098047387599945" calcext:value-type="float">
            <text:p>0.098047387599945</text:p>
          </table:table-cell>
          <table:table-cell office:value-type="float" office:value="0.4113284" calcext:value-type="float">
            <text:p>0.4113284</text:p>
          </table:table-cell>
          <table:table-cell office:value-type="float" office:value="0.33866" calcext:value-type="float">
            <text:p>0.33866</text:p>
          </table:table-cell>
          <table:table-cell office:value-type="float" office:value="0.43173" calcext:value-type="float">
            <text:p>0.43173</text:p>
          </table:table-cell>
          <table:table-cell office:value-type="float" office:value="0.8260762" calcext:value-type="float">
            <text:p>0.8260762</text:p>
          </table:table-cell>
          <table:table-cell office:value-type="float" office:value="0.6514162" calcext:value-type="float">
            <text:p>0.6514162</text:p>
          </table:table-cell>
          <table:table-cell office:value-type="float" office:value="0.0299546" calcext:value-type="float">
            <text:p>0.0299546</text:p>
          </table:table-cell>
          <table:table-cell office:value-type="float" office:value="0.2988654" calcext:value-type="float">
            <text:p>0.2988654</text:p>
          </table:table-cell>
          <table:table-cell office:value-type="float" office:value="0.2980208" calcext:value-type="float">
            <text:p>0.2980208</text:p>
          </table:table-cell>
          <table:table-cell office:value-type="float" office:value="0.43091" calcext:value-type="float">
            <text:p>0.43091</text:p>
          </table:table-cell>
          <table:table-cell office:value-type="float" office:value="1.0991116" calcext:value-type="float">
            <text:p>1.0991116</text:p>
          </table:table-cell>
          <table:table-cell office:value-type="float" office:value="1.02254" calcext:value-type="float">
            <text:p>1.02254</text:p>
          </table:table-cell>
          <table:table-cell office:value-type="float" office:value="-0.0147108" calcext:value-type="float">
            <text:p>-0.0147108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961978" calcext:value-type="float">
            <text:p>0.6961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96198" calcext:value-type="float">
            <text:p>0.6961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1" calcext:value-type="float">
            <text:p>0.0529011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2" calcext:value-type="float">
            <text:p>0.0219012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281012" calcext:value-type="float">
            <text:p>0.0281012</text:p>
          </table:table-cell>
          <table:table-cell office:value-type="float" office:value="0.6899978" calcext:value-type="float">
            <text:p>0.6899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2" calcext:value-type="float">
            <text:p>0.0343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2" calcext:value-type="float">
            <text:p>0.0405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2" calcext:value-type="float">
            <text:p>0.0467012</text:p>
          </table:table-cell>
          <table:table-cell office:value-type="float" office:value="0.689998" calcext:value-type="float">
            <text:p>0.6899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2" calcext:value-type="float">
            <text:p>0.0529012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5:09</text:p>
          </table:table-cell>
          <table:table-cell office:value-type="float" office:value="-0.0003568" calcext:value-type="float">
            <text:p>-0.0003568</text:p>
          </table:table-cell>
          <table:table-cell office:value-type="float" office:value="0.694092" calcext:value-type="float">
            <text:p>0.694092</text:p>
          </table:table-cell>
          <table:table-cell office:value-type="float" office:value="0.6937352" calcext:value-type="float">
            <text:p>0.693735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76238" calcext:value-type="float">
            <text:p>0.0376238</text:p>
          </table:table-cell>
          <table:table-cell office:value-type="float" office:value="10" calcext:value-type="float">
            <text:p>10</text:p>
          </table:table-cell>
          <table:table-cell office:value-type="float" office:value="1.14585161209106" calcext:value-type="float">
            <text:p>1.14585161209106</text:p>
          </table:table-cell>
          <table:table-cell office:value-type="float" office:value="0.311599999666214" calcext:value-type="float">
            <text:p>0.311599999666214</text:p>
          </table:table-cell>
          <table:table-cell office:value-type="float" office:value="0.83425161242485" calcext:value-type="float">
            <text:p>0.83425161242485</text:p>
          </table:table-cell>
          <table:table-cell office:value-type="float" office:value="0.588040867447853" calcext:value-type="float">
            <text:p>0.588040867447853</text:p>
          </table:table-cell>
          <table:table-cell office:value-type="float" office:value="0.305316651419969" calcext:value-type="float">
            <text:p>0.305316651419969</text:p>
          </table:table-cell>
          <table:table-cell office:value-type="float" office:value="0.520362162590027" calcext:value-type="float">
            <text:p>0.520362162590027</text:p>
          </table:table-cell>
          <table:table-cell office:value-type="float" office:value="0.655719572305679" calcext:value-type="float">
            <text:p>0.655719572305679</text:p>
          </table:table-cell>
          <table:table-cell office:value-type="float" office:value="0.135357409715652" calcext:value-type="float">
            <text:p>0.135357409715652</text:p>
          </table:table-cell>
          <table:table-cell office:value-type="float" office:value="0.4203484" calcext:value-type="float">
            <text:p>0.4203484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42353" calcext:value-type="float">
            <text:p>0.42353</text:p>
          </table:table-cell>
          <table:table-cell office:value-type="float" office:value="0.8076262" calcext:value-type="float">
            <text:p>0.8076262</text:p>
          </table:table-cell>
          <table:table-cell office:value-type="float" office:value="0.6387062" calcext:value-type="float">
            <text:p>0.6387062</text:p>
          </table:table-cell>
          <table:table-cell office:value-type="float" office:value="0.0299546" calcext:value-type="float">
            <text:p>0.0299546</text:p>
          </table:table-cell>
          <table:table-cell office:value-type="float" office:value="0.3242854" calcext:value-type="float">
            <text:p>0.3242854</text:p>
          </table:table-cell>
          <table:table-cell office:value-type="float" office:value="0.3254908" calcext:value-type="float">
            <text:p>0.3254908</text:p>
          </table:table-cell>
          <table:table-cell office:value-type="float" office:value="0.45879" calcext:value-type="float">
            <text:p>0.45879</text:p>
          </table:table-cell>
          <table:table-cell office:value-type="float" office:value="1.1458516" calcext:value-type="float">
            <text:p>1.1458516</text:p>
          </table:table-cell>
          <table:table-cell office:value-type="float" office:value="1.0241801" calcext:value-type="float">
            <text:p>1.0241801</text:p>
          </table:table-cell>
          <table:table-cell office:value-type="float" office:value="-0.0138908" calcext:value-type="float">
            <text:p>-0.0138908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18996" calcext:value-type="float">
            <text:p>0.0218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80996" calcext:value-type="float">
            <text:p>0.0280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342996" calcext:value-type="float">
            <text:p>0.0342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04996" calcext:value-type="float">
            <text:p>0.0404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66996" calcext:value-type="float">
            <text:p>0.0466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528996" calcext:value-type="float">
            <text:p>0.0528996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18995" calcext:value-type="float">
            <text:p>0.0218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80995" calcext:value-type="float">
            <text:p>0.0280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42995" calcext:value-type="float">
            <text:p>0.0342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04995" calcext:value-type="float">
            <text:p>0.0404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66995" calcext:value-type="float">
            <text:p>0.0466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528995" calcext:value-type="float">
            <text:p>0.0528995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5:22</text:p>
          </table:table-cell>
          <table:table-cell office:value-type="float" office:value="-0.0005094" calcext:value-type="float">
            <text:p>-0.0005094</text:p>
          </table:table-cell>
          <table:table-cell office:value-type="float" office:value="0.6950979" calcext:value-type="float">
            <text:p>0.6950979</text:p>
          </table:table-cell>
          <table:table-cell office:value-type="float" office:value="0.6945884" calcext:value-type="float">
            <text:p>0.6945884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71273" calcext:value-type="float">
            <text:p>0.0371273</text:p>
          </table:table-cell>
          <table:table-cell office:value-type="float" office:value="10" calcext:value-type="float">
            <text:p>10</text:p>
          </table:table-cell>
          <table:table-cell office:value-type="float" office:value="1.20776164531708" calcext:value-type="float">
            <text:p>1.20776164531708</text:p>
          </table:table-cell>
          <table:table-cell office:value-type="float" office:value="0.312420010566711" calcext:value-type="float">
            <text:p>0.312420010566711</text:p>
          </table:table-cell>
          <table:table-cell office:value-type="float" office:value="0.895341634750366" calcext:value-type="float">
            <text:p>0.895341634750366</text:p>
          </table:table-cell>
          <table:table-cell office:value-type="float" office:value="0.59373987019062" calcext:value-type="float">
            <text:p>0.59373987019062</text:p>
          </table:table-cell>
          <table:table-cell office:value-type="float" office:value="0.293855631697967" calcext:value-type="float">
            <text:p>0.293855631697967</text:p>
          </table:table-cell>
          <table:table-cell office:value-type="float" office:value="0.496172171831131" calcext:value-type="float">
            <text:p>0.496172171831131</text:p>
          </table:table-cell>
          <table:table-cell office:value-type="float" office:value="0.69130756855011" calcext:value-type="float">
            <text:p>0.69130756855011</text:p>
          </table:table-cell>
          <table:table-cell office:value-type="float" office:value="0.195135396718979" calcext:value-type="float">
            <text:p>0.195135396718979</text:p>
          </table:table-cell>
          <table:table-cell office:value-type="float" office:value="0.4433084" calcext:value-type="float">
            <text:p>0.4433084</text:p>
          </table:table-cell>
          <table:table-cell office:value-type="float" office:value="0.31242" calcext:value-type="float">
            <text:p>0.31242</text:p>
          </table:table-cell>
          <table:table-cell office:value-type="float" office:value="0.44362" calcext:value-type="float">
            <text:p>0.44362</text:p>
          </table:table-cell>
          <table:table-cell office:value-type="float" office:value="0.7182462" calcext:value-type="float">
            <text:p>0.7182462</text:p>
          </table:table-cell>
          <table:table-cell office:value-type="float" office:value="0.5632662" calcext:value-type="float">
            <text:p>0.5632662</text:p>
          </table:table-cell>
          <table:table-cell office:value-type="float" office:value="0.0307746" calcext:value-type="float">
            <text:p>0.0307746</text:p>
          </table:table-cell>
          <table:table-cell office:value-type="float" office:value="0.3685654" calcext:value-type="float">
            <text:p>0.3685654</text:p>
          </table:table-cell>
          <table:table-cell office:value-type="float" office:value="0.3828908" calcext:value-type="float">
            <text:p>0.3828908</text:p>
          </table:table-cell>
          <table:table-cell office:value-type="float" office:value="0.50758" calcext:value-type="float">
            <text:p>0.50758</text:p>
          </table:table-cell>
          <table:table-cell office:value-type="float" office:value="1.2077616" calcext:value-type="float">
            <text:p>1.2077616</text:p>
          </table:table-cell>
          <table:table-cell office:value-type="float" office:value="0.98974" calcext:value-type="float">
            <text:p>0.98974</text:p>
          </table:table-cell>
          <table:table-cell office:value-type="float" office:value="-0.0134808" calcext:value-type="float">
            <text:p>-0.0134808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5:35</text:p>
          </table:table-cell>
          <table:table-cell office:value-type="float" office:value="-0.0008764" calcext:value-type="float">
            <text:p>-0.0008764</text:p>
          </table:table-cell>
          <table:table-cell office:value-type="float" office:value="0.6960968" calcext:value-type="float">
            <text:p>0.6960968</text:p>
          </table:table-cell>
          <table:table-cell office:value-type="float" office:value="0.6952204" calcext:value-type="float">
            <text:p>0.6952204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68035" calcext:value-type="float">
            <text:p>0.0368035</text:p>
          </table:table-cell>
          <table:table-cell office:value-type="float" office:value="10" calcext:value-type="float">
            <text:p>10</text:p>
          </table:table-cell>
          <table:table-cell office:value-type="float" office:value="1.32707154750824" calcext:value-type="float">
            <text:p>1.32707154750824</text:p>
          </table:table-cell>
          <table:table-cell office:value-type="float" office:value="0.298070013523102" calcext:value-type="float">
            <text:p>0.298070013523102</text:p>
          </table:table-cell>
          <table:table-cell office:value-type="float" office:value="1.02900153398514" calcext:value-type="float">
            <text:p>1.02900153398514</text:p>
          </table:table-cell>
          <table:table-cell office:value-type="float" office:value="0.584514853358269" calcext:value-type="float">
            <text:p>0.584514853358269</text:p>
          </table:table-cell>
          <table:table-cell office:value-type="float" office:value="0.32397528359469" calcext:value-type="float">
            <text:p>0.32397528359469</text:p>
          </table:table-cell>
          <table:table-cell office:value-type="float" office:value="0.419256162643433" calcext:value-type="float">
            <text:p>0.419256162643433</text:p>
          </table:table-cell>
          <table:table-cell office:value-type="float" office:value="0.749773544073105" calcext:value-type="float">
            <text:p>0.749773544073105</text:p>
          </table:table-cell>
          <table:table-cell office:value-type="float" office:value="0.330517381429672" calcext:value-type="float">
            <text:p>0.330517381429672</text:p>
          </table:table-cell>
          <table:table-cell office:value-type="float" office:value="0.4105084" calcext:value-type="float">
            <text:p>0.4105084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0.41615" calcext:value-type="float">
            <text:p>0.41615</text:p>
          </table:table-cell>
          <table:table-cell office:value-type="float" office:value="0.5398962" calcext:value-type="float">
            <text:p>0.5398962</text:p>
          </table:table-cell>
          <table:table-cell office:value-type="float" office:value="0.4316562" calcext:value-type="float">
            <text:p>0.4316562</text:p>
          </table:table-cell>
          <table:table-cell office:value-type="float" office:value="0.0307746" calcext:value-type="float">
            <text:p>0.0307746</text:p>
          </table:table-cell>
          <table:table-cell office:value-type="float" office:value="0.4103854" calcext:value-type="float">
            <text:p>0.4103854</text:p>
          </table:table-cell>
          <table:table-cell office:value-type="float" office:value="0.4398808" calcext:value-type="float">
            <text:p>0.4398808</text:p>
          </table:table-cell>
          <table:table-cell office:value-type="float" office:value="0.56785" calcext:value-type="float">
            <text:p>0.56785</text:p>
          </table:table-cell>
          <table:table-cell office:value-type="float" office:value="1.3270715" calcext:value-type="float">
            <text:p>1.3270715</text:p>
          </table:table-cell>
          <table:table-cell office:value-type="float" office:value="1.00368" calcext:value-type="float">
            <text:p>1.00368</text:p>
          </table:table-cell>
          <table:table-cell office:value-type="float" office:value="-0.0122508" calcext:value-type="float">
            <text:p>-0.0122508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5:47</text:p>
          </table:table-cell>
          <table:table-cell office:value-type="float" office:value="-0.0012304" calcext:value-type="float">
            <text:p>-0.0012304</text:p>
          </table:table-cell>
          <table:table-cell office:value-type="float" office:value="0.6970985" calcext:value-type="float">
            <text:p>0.6970985</text:p>
          </table:table-cell>
          <table:table-cell office:value-type="float" office:value="0.6958681" calcext:value-type="float">
            <text:p>0.6958681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66787" calcext:value-type="float">
            <text:p>0.0366787</text:p>
          </table:table-cell>
          <table:table-cell office:value-type="float" office:value="10" calcext:value-type="float">
            <text:p>10</text:p>
          </table:table-cell>
          <table:table-cell office:value-type="float" office:value="1.43695163726807" calcext:value-type="float">
            <text:p>1.43695163726807</text:p>
          </table:table-cell>
          <table:table-cell office:value-type="float" office:value="0.272650003433228" calcext:value-type="float">
            <text:p>0.272650003433228</text:p>
          </table:table-cell>
          <table:table-cell office:value-type="float" office:value="1.16430163383484" calcext:value-type="float">
            <text:p>1.16430163383484</text:p>
          </table:table-cell>
          <table:table-cell office:value-type="float" office:value="0.57266586124897" calcext:value-type="float">
            <text:p>0.57266586124897</text:p>
          </table:table-cell>
          <table:table-cell office:value-type="float" office:value="0.373780711249461" calcext:value-type="float">
            <text:p>0.373780711249461</text:p>
          </table:table-cell>
          <table:table-cell office:value-type="float" office:value="0.34537416100502" calcext:value-type="float">
            <text:p>0.34537416100502</text:p>
          </table:table-cell>
          <table:table-cell office:value-type="float" office:value="0.79995756149292" calcext:value-type="float">
            <text:p>0.79995756149292</text:p>
          </table:table-cell>
          <table:table-cell office:value-type="float" office:value="0.4545834004879" calcext:value-type="float">
            <text:p>0.4545834004879</text:p>
          </table:table-cell>
          <table:table-cell office:value-type="float" office:value="0.3613084" calcext:value-type="float">
            <text:p>0.3613084</text:p>
          </table:table-cell>
          <table:table-cell office:value-type="float" office:value="0.27265" calcext:value-type="float">
            <text:p>0.27265</text:p>
          </table:table-cell>
          <table:table-cell office:value-type="float" office:value="0.37515" calcext:value-type="float">
            <text:p>0.37515</text:p>
          </table:table-cell>
          <table:table-cell office:value-type="float" office:value="0.3980362" calcext:value-type="float">
            <text:p>0.3980362</text:p>
          </table:table-cell>
          <table:table-cell office:value-type="float" office:value="0.3197262" calcext:value-type="float">
            <text:p>0.3197262</text:p>
          </table:table-cell>
          <table:table-cell office:value-type="float" office:value="0.0295446" calcext:value-type="float">
            <text:p>0.0295446</text:p>
          </table:table-cell>
          <table:table-cell office:value-type="float" office:value="0.4386754" calcext:value-type="float">
            <text:p>0.4386754</text:p>
          </table:table-cell>
          <table:table-cell office:value-type="float" office:value="0.4784208" calcext:value-type="float">
            <text:p>0.4784208</text:p>
          </table:table-cell>
          <table:table-cell office:value-type="float" office:value="0.61049" calcext:value-type="float">
            <text:p>0.61049</text:p>
          </table:table-cell>
          <table:table-cell office:value-type="float" office:value="1.4369516" calcext:value-type="float">
            <text:p>1.4369516</text:p>
          </table:table-cell>
          <table:table-cell office:value-type="float" office:value="1.0352499" calcext:value-type="float">
            <text:p>1.0352499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6:01</text:p>
          </table:table-cell>
          <table:table-cell office:value-type="float" office:value="-0.0016596" calcext:value-type="float">
            <text:p>-0.0016596</text:p>
          </table:table-cell>
          <table:table-cell office:value-type="float" office:value="0.6980925" calcext:value-type="float">
            <text:p>0.6980925</text:p>
          </table:table-cell>
          <table:table-cell office:value-type="float" office:value="0.6964329" calcext:value-type="float">
            <text:p>0.6964329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66467" calcext:value-type="float">
            <text:p>0.0366467</text:p>
          </table:table-cell>
          <table:table-cell office:value-type="float" office:value="10" calcext:value-type="float">
            <text:p>10</text:p>
          </table:table-cell>
          <table:table-cell office:value-type="float" office:value="1.57758164405823" calcext:value-type="float">
            <text:p>1.57758164405823</text:p>
          </table:table-cell>
          <table:table-cell office:value-type="float" office:value="0.199670001864433" calcext:value-type="float">
            <text:p>0.199670001864433</text:p>
          </table:table-cell>
          <table:table-cell office:value-type="float" office:value="1.37791164219379" calcext:value-type="float">
            <text:p>1.37791164219379</text:p>
          </table:table-cell>
          <table:table-cell office:value-type="float" office:value="0.559422867000103" calcext:value-type="float">
            <text:p>0.559422867000103</text:p>
          </table:table-cell>
          <table:table-cell office:value-type="float" office:value="0.440864025726434" calcext:value-type="float">
            <text:p>0.440864025726434</text:p>
          </table:table-cell>
          <table:table-cell office:value-type="float" office:value="0.25993016064167" calcext:value-type="float">
            <text:p>0.25993016064167</text:p>
          </table:table-cell>
          <table:table-cell office:value-type="float" office:value="0.858915573358536" calcext:value-type="float">
            <text:p>0.858915573358536</text:p>
          </table:table-cell>
          <table:table-cell office:value-type="float" office:value="0.598985412716865" calcext:value-type="float">
            <text:p>0.598985412716865</text:p>
          </table:table-cell>
          <table:table-cell office:value-type="float" office:value="0.3149784" calcext:value-type="float">
            <text:p>0.3149784</text:p>
          </table:table-cell>
          <table:table-cell office:value-type="float" office:value="0.19967" calcext:value-type="float">
            <text:p>0.19967</text:p>
          </table:table-cell>
          <table:table-cell office:value-type="float" office:value="0.26199" calcext:value-type="float">
            <text:p>0.26199</text:p>
          </table:table-cell>
          <table:table-cell office:value-type="float" office:value="0.2820062" calcext:value-type="float">
            <text:p>0.2820062</text:p>
          </table:table-cell>
          <table:table-cell office:value-type="float" office:value="0.2410062" calcext:value-type="float">
            <text:p>0.2410062</text:p>
          </table:table-cell>
          <table:table-cell office:value-type="float" office:value="0.0299546" calcext:value-type="float">
            <text:p>0.0299546</text:p>
          </table:table-cell>
          <table:table-cell office:value-type="float" office:value="0.4833654" calcext:value-type="float">
            <text:p>0.4833654</text:p>
          </table:table-cell>
          <table:table-cell office:value-type="float" office:value="0.5235208" calcext:value-type="float">
            <text:p>0.5235208</text:p>
          </table:table-cell>
          <table:table-cell office:value-type="float" office:value="0.66174" calcext:value-type="float">
            <text:p>0.66174</text:p>
          </table:table-cell>
          <table:table-cell office:value-type="float" office:value="1.5775816" calcext:value-type="float">
            <text:p>1.5775816</text:p>
          </table:table-cell>
          <table:table-cell office:value-type="float" office:value="1.04837" calcext:value-type="float">
            <text:p>1.04837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7011924" calcext:value-type="float">
            <text:p>0.7011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7011926" calcext:value-type="float">
            <text:p>0.7011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  <table:table-cell office:value-type="float" office:value="0.6949924" calcext:value-type="float">
            <text:p>0.6949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6949926" calcext:value-type="float">
            <text:p>0.6949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6:13</text:p>
          </table:table-cell>
          <table:table-cell office:value-type="float" office:value="-0.0021045" calcext:value-type="float">
            <text:p>-0.0021045</text:p>
          </table:table-cell>
          <table:table-cell office:value-type="float" office:value="0.6991054" calcext:value-type="float">
            <text:p>0.6991054</text:p>
          </table:table-cell>
          <table:table-cell office:value-type="float" office:value="0.6970009" calcext:value-type="float">
            <text:p>0.6970009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64359" calcext:value-type="float">
            <text:p>0.0364359</text:p>
          </table:table-cell>
          <table:table-cell office:value-type="float" office:value="10" calcext:value-type="float">
            <text:p>10</text:p>
          </table:table-cell>
          <table:table-cell office:value-type="float" office:value="1.70468163490295" calcext:value-type="float">
            <text:p>1.70468163490295</text:p>
          </table:table-cell>
          <table:table-cell office:value-type="float" office:value="0.109059996902943" calcext:value-type="float">
            <text:p>0.109059996902943</text:p>
          </table:table-cell>
          <table:table-cell office:value-type="float" office:value="1.59562163800001" calcext:value-type="float">
            <text:p>1.59562163800001</text:p>
          </table:table-cell>
          <table:table-cell office:value-type="float" office:value="0.552821864932776" calcext:value-type="float">
            <text:p>0.552821864932776</text:p>
          </table:table-cell>
          <table:table-cell office:value-type="float" office:value="0.502640823062218" calcext:value-type="float">
            <text:p>0.502640823062218</text:p>
          </table:table-cell>
          <table:table-cell office:value-type="float" office:value="0.177520160377026" calcext:value-type="float">
            <text:p>0.177520160377026</text:p>
          </table:table-cell>
          <table:table-cell office:value-type="float" office:value="0.928123569488525" calcext:value-type="float">
            <text:p>0.928123569488525</text:p>
          </table:table-cell>
          <table:table-cell office:value-type="float" office:value="0.7506034091115" calcext:value-type="float">
            <text:p>0.7506034091115</text:p>
          </table:table-cell>
          <table:table-cell office:value-type="float" office:value="0.2276484" calcext:value-type="float">
            <text:p>0.2276484</text:p>
          </table:table-cell>
          <table:table-cell office:value-type="float" office:value="0.10906" calcext:value-type="float">
            <text:p>0.10906</text:p>
          </table:table-cell>
          <table:table-cell office:value-type="float" office:value="0.17015" calcext:value-type="float">
            <text:p>0.17015</text:p>
          </table:table-cell>
          <table:table-cell office:value-type="float" office:value="0.2041062" calcext:value-type="float">
            <text:p>0.2041062</text:p>
          </table:table-cell>
          <table:table-cell office:value-type="float" office:value="0.1766362" calcext:value-type="float">
            <text:p>0.1766362</text:p>
          </table:table-cell>
          <table:table-cell office:value-type="float" office:value="0.0303646" calcext:value-type="float">
            <text:p>0.0303646</text:p>
          </table:table-cell>
          <table:table-cell office:value-type="float" office:value="0.5780754" calcext:value-type="float">
            <text:p>0.5780754</text:p>
          </table:table-cell>
          <table:table-cell office:value-type="float" office:value="0.6190508" calcext:value-type="float">
            <text:p>0.6190508</text:p>
          </table:table-cell>
          <table:table-cell office:value-type="float" office:value="0.74825" calcext:value-type="float">
            <text:p>0.74825</text:p>
          </table:table-cell>
          <table:table-cell office:value-type="float" office:value="1.7046816" calcext:value-type="float">
            <text:p>1.7046816</text:p>
          </table:table-cell>
          <table:table-cell office:value-type="float" office:value="0.99056" calcext:value-type="float">
            <text:p>0.99056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6:27</text:p>
          </table:table-cell>
          <table:table-cell office:value-type="float" office:value="-0.0025976" calcext:value-type="float">
            <text:p>-0.0025976</text:p>
          </table:table-cell>
          <table:table-cell office:value-type="float" office:value="0.7000994" calcext:value-type="float">
            <text:p>0.7000994</text:p>
          </table:table-cell>
          <table:table-cell office:value-type="float" office:value="0.6975018" calcext:value-type="float">
            <text:p>0.6975018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6146" calcext:value-type="float">
            <text:p>0.036146</text:p>
          </table:table-cell>
          <table:table-cell office:value-type="float" office:value="8" calcext:value-type="float">
            <text:p>8</text:p>
          </table:table-cell>
          <table:table-cell office:value-type="float" office:value="1.58824157714844" calcext:value-type="float">
            <text:p>1.58824157714844</text:p>
          </table:table-cell>
          <table:table-cell office:value-type="float" office:value="0.045099999755621" calcext:value-type="float">
            <text:p>0.045099999755621</text:p>
          </table:table-cell>
          <table:table-cell office:value-type="float" office:value="1.54314157739282" calcext:value-type="float">
            <text:p>1.54314157739282</text:p>
          </table:table-cell>
          <table:table-cell office:value-type="float" office:value="0.497676860168576" calcext:value-type="float">
            <text:p>0.497676860168576</text:p>
          </table:table-cell>
          <table:table-cell office:value-type="float" office:value="0.493149355656917" calcext:value-type="float">
            <text:p>0.493149355656917</text:p>
          </table:table-cell>
          <table:table-cell office:value-type="float" office:value="0.106344161182642" calcext:value-type="float">
            <text:p>0.106344161182642</text:p>
          </table:table-cell>
          <table:table-cell office:value-type="float" office:value="0.889009559154511" calcext:value-type="float">
            <text:p>0.889009559154511</text:p>
          </table:table-cell>
          <table:table-cell office:value-type="float" office:value="0.782665397971869" calcext:value-type="float">
            <text:p>0.782665397971869</text:p>
          </table:table-cell>
          <table:table-cell office:value-type="float" office:value="0.1645084" calcext:value-type="float">
            <text:p>0.164508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9471" calcext:value-type="float">
            <text:p>0.09471</text:p>
          </table:table-cell>
          <table:table-cell office:value-type="float" office:value="0.1208762" calcext:value-type="float">
            <text:p>0.1208762</text:p>
          </table:table-cell>
          <table:table-cell office:value-type="float" office:value="0.1065262" calcext:value-type="float">
            <text:p>0.1065262</text:p>
          </table:table-cell>
          <table:table-cell office:value-type="float" office:value="0.0303646" calcext:value-type="float">
            <text:p>0.0303646</text:p>
          </table:table-cell>
          <table:table-cell office:value-type="float" office:value="0.6301454" calcext:value-type="float">
            <text:p>0.6301454</text:p>
          </table:table-cell>
          <table:table-cell office:value-type="float" office:value="0.6260208" calcext:value-type="float">
            <text:p>0.6260208</text:p>
          </table:table-cell>
          <table:table-cell office:value-type="float" office:value="0.73308" calcext:value-type="float">
            <text:p>0.73308</text:p>
          </table:table-cell>
          <table:table-cell office:value-type="float" office:value="1.5882416" calcext:value-type="float">
            <text:p>1.5882416</text:p>
          </table:table-cell>
          <table:table-cell office:value-type="float" office:value="0.86756" calcext:value-type="float">
            <text:p>0.86756</text:p>
          </table:table-cell>
          <table:table-cell office:value-type="float" office:value="-0.0114308" calcext:value-type="float">
            <text:p>-0.0114308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</table:table-row>
        <table:table-row table:style-name="ro1">
          <table:table-cell office:value-type="string" calcext:value-type="string">
            <text:p>x_plus_9</text:p>
          </table:table-cell>
          <table:table-cell office:value-type="float" office:value="0.009" calcext:value-type="float">
            <text:p>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6:39</text:p>
          </table:table-cell>
          <table:table-cell office:value-type="float" office:value="-0.0028292" calcext:value-type="float">
            <text:p>-0.0028292</text:p>
          </table:table-cell>
          <table:table-cell office:value-type="float" office:value="0.7010999" calcext:value-type="float">
            <text:p>0.7010999</text:p>
          </table:table-cell>
          <table:table-cell office:value-type="float" office:value="0.6982707" calcext:value-type="float">
            <text:p>0.6982707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333194" calcext:value-type="float">
            <text:p>0.0333194</text:p>
          </table:table-cell>
          <table:table-cell office:value-type="float" office:value="6" calcext:value-type="float">
            <text:p>6</text:p>
          </table:table-cell>
          <table:table-cell office:value-type="float" office:value="0.812521576881409" calcext:value-type="float">
            <text:p>0.812521576881409</text:p>
          </table:table-cell>
          <table:table-cell office:value-type="float" office:value="0.000410000007832423" calcext:value-type="float">
            <text:p>0.000410000007832423</text:p>
          </table:table-cell>
          <table:table-cell office:value-type="float" office:value="0.812111576873576" calcext:value-type="float">
            <text:p>0.812111576873576</text:p>
          </table:table-cell>
          <table:table-cell office:value-type="float" office:value="0.320720862052985" calcext:value-type="float">
            <text:p>0.320720862052985</text:p>
          </table:table-cell>
          <table:table-cell office:value-type="float" office:value="0.299600774556532" calcext:value-type="float">
            <text:p>0.299600774556532</text:p>
          </table:table-cell>
          <table:table-cell office:value-type="float" office:value="0.0574721608601976" calcext:value-type="float">
            <text:p>0.0574721608601976</text:p>
          </table:table-cell>
          <table:table-cell office:value-type="float" office:value="0.583969563245773" calcext:value-type="float">
            <text:p>0.583969563245773</text:p>
          </table:table-cell>
          <table:table-cell office:value-type="float" office:value="0.526497402385576" calcext:value-type="float">
            <text:p>0.526497402385576</text:p>
          </table:table-cell>
          <table:table-cell office:value-type="float" office:value="0.1333484" calcext:value-type="float">
            <text:p>0.1333484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4592" calcext:value-type="float">
            <text:p>0.04592</text:p>
          </table:table-cell>
          <table:table-cell office:value-type="float" office:value="0.0532262" calcext:value-type="float">
            <text:p>0.0532262</text:p>
          </table:table-cell>
          <table:table-cell office:value-type="float" office:value="0.0544562" calcext:value-type="float">
            <text:p>0.0544562</text:p>
          </table:table-cell>
          <table:table-cell office:value-type="float" office:value="0.0307746" calcext:value-type="float">
            <text:p>0.0307746</text:p>
          </table:table-cell>
          <table:table-cell office:value-type="float" office:value="0.6936954" calcext:value-type="float">
            <text:p>0.6936954</text:p>
          </table:table-cell>
          <table:table-cell office:value-type="float" office:value="0.4915408" calcext:value-type="float">
            <text:p>0.4915408</text:p>
          </table:table-cell>
          <table:table-cell office:value-type="float" office:value="0.49733" calcext:value-type="float">
            <text:p>0.49733</text:p>
          </table:table-cell>
          <table:table-cell office:value-type="float" office:value="0.8125216" calcext:value-type="float">
            <text:p>0.8125216</text:p>
          </table:table-cell>
          <table:table-cell office:value-type="float" office:value="0.42476" calcext:value-type="float">
            <text:p>0.42476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9" calcext:value-type="float">
            <text:p>0.2472039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529014" calcext:value-type="float">
            <text:p>0.052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14" calcext:value-type="float">
            <text:p>0.0529014</text:p>
          </table:table-cell>
        </table:table-row>
        <table:table-row table:style-name="ro1">
          <table:table-cell office:value-type="string" calcext:value-type="string">
            <text:p>x_plus_1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6:52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.7020935" calcext:value-type="float">
            <text:p>0.7020935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68572" calcext:value-type="float">
            <text:p>0.0268572</text:p>
          </table:table-cell>
          <table:table-cell office:value-type="float" office:value="4" calcext:value-type="float">
            <text:p>4</text:p>
          </table:table-cell>
          <table:table-cell office:value-type="float" office:value="0.783485412597656" calcext:value-type="float">
            <text:p>0.783485412597656</text:p>
          </table:table-cell>
          <table:table-cell office:value-type="float" office:value="-0.0442800000309944" calcext:value-type="float">
            <text:p>-0.0442800000309944</text:p>
          </table:table-cell>
          <table:table-cell office:value-type="float" office:value="0.827765412628651" calcext:value-type="float">
            <text:p>0.827765412628651</text:p>
          </table:table-cell>
          <table:table-cell office:value-type="float" office:value="0.155654860567302" calcext:value-type="float">
            <text:p>0.155654860567302</text:p>
          </table:table-cell>
          <table:table-cell office:value-type="float" office:value="0.243323474421919" calcext:value-type="float">
            <text:p>0.243323474421919</text:p>
          </table:table-cell>
          <table:table-cell office:value-type="float" office:value="0.0115521600469947" calcext:value-type="float">
            <text:p>0.0115521600469947</text:p>
          </table:table-cell>
          <table:table-cell office:value-type="float" office:value="0.299757561087608" calcext:value-type="float">
            <text:p>0.299757561087608</text:p>
          </table:table-cell>
          <table:table-cell office:value-type="float" office:value="0.288205401040614" calcext:value-type="float">
            <text:p>0.288205401040614</text:p>
          </table:table-cell>
          <table:table-cell office:value-type="float" office:value="0.0792284" calcext:value-type="float">
            <text:p>0.0792284</text:p>
          </table:table-cell>
          <table:table-cell office:value-type="float" office:value="-0.04428" calcext:value-type="float">
            <text:p>-0.04428</text:p>
          </table:table-cell>
          <table:table-cell office:value-type="float" office:value="-0.01435" calcext:value-type="float">
            <text:p>-0.01435</text:p>
          </table:table-cell>
          <table:table-cell office:value-type="float" office:value="0.0064862" calcext:value-type="float">
            <text:p>0.0064862</text:p>
          </table:table-cell>
          <table:table-cell office:value-type="float" office:value="0.0306762" calcext:value-type="float">
            <text:p>0.0306762</text:p>
          </table:table-cell>
          <table:table-cell office:value-type="float" office:value="0.0295446" calcext:value-type="float">
            <text:p>0.0295446</text:p>
          </table:table-cell>
          <table:table-cell office:value-type="float" office:value="0.7834854" calcext:value-type="float">
            <text:p>0.7834854</text:p>
          </table:table-cell>
          <table:table-cell office:value-type="float" office:value="0.2988408" calcext:value-type="float">
            <text:p>0.2988408</text:p>
          </table:table-cell>
          <table:table-cell office:value-type="float" office:value="0.17138" calcext:value-type="float">
            <text:p>0.17138</text:p>
          </table:table-cell>
          <table:table-cell office:value-type="float" office:value="0.1622616" calcext:value-type="float">
            <text:p>0.1622616</text:p>
          </table:table-cell>
          <table:table-cell office:value-type="float" office:value="0.08282" calcext:value-type="float">
            <text:p>0.08282</text:p>
          </table:table-cell>
          <table:table-cell office:value-type="float" office:value="-0.0134808" calcext:value-type="float">
            <text:p>-0.0134808</text:p>
          </table:table-cell>
          <table:table-cell office:value-type="float" office:value="0.7051936" calcext:value-type="float">
            <text:p>0.7051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7051934" calcext:value-type="float">
            <text:p>0.7051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  <table:table-cell office:value-type="float" office:value="0.6989936" calcext:value-type="float">
            <text:p>0.6989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6989934" calcext:value-type="float">
            <text:p>0.6989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7:05</text:p>
          </table:table-cell>
          <table:table-cell office:value-type="float" office:value="-0.000134" calcext:value-type="float">
            <text:p>-0.000134</text:p>
          </table:table-cell>
          <table:table-cell office:value-type="float" office:value="0.6910961" calcext:value-type="float">
            <text:p>0.6910961</text:p>
          </table:table-cell>
          <table:table-cell office:value-type="float" office:value="0.6909621" calcext:value-type="float">
            <text:p>0.690962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76049" calcext:value-type="float">
            <text:p>0.0376049</text:p>
          </table:table-cell>
          <table:table-cell office:value-type="float" office:value="10" calcext:value-type="float">
            <text:p>10</text:p>
          </table:table-cell>
          <table:table-cell office:value-type="float" office:value="1.1069016456604" calcext:value-type="float">
            <text:p>1.1069016456604</text:p>
          </table:table-cell>
          <table:table-cell office:value-type="float" office:value="0.282875388860703" calcext:value-type="float">
            <text:p>0.282875388860703</text:p>
          </table:table-cell>
          <table:table-cell office:value-type="float" office:value="0.824026256799698" calcext:value-type="float">
            <text:p>0.824026256799698</text:p>
          </table:table-cell>
          <table:table-cell office:value-type="float" office:value="0.586974865198135" calcext:value-type="float">
            <text:p>0.586974865198135</text:p>
          </table:table-cell>
          <table:table-cell office:value-type="float" office:value="0.288449743875705" calcext:value-type="float">
            <text:p>0.288449743875705</text:p>
          </table:table-cell>
          <table:table-cell office:value-type="float" office:value="0.561608159542084" calcext:value-type="float">
            <text:p>0.561608159542084</text:p>
          </table:table-cell>
          <table:table-cell office:value-type="float" office:value="0.612341570854187" calcext:value-type="float">
            <text:p>0.612341570854187</text:p>
          </table:table-cell>
          <table:table-cell office:value-type="float" office:value="0.0507334113121033" calcext:value-type="float">
            <text:p>0.0507334113121033</text:p>
          </table:table-cell>
          <table:table-cell office:value-type="float" office:value="0.4170684" calcext:value-type="float">
            <text:p>0.4170684</text:p>
          </table:table-cell>
          <table:table-cell office:value-type="float" office:value="0.34235" calcext:value-type="float">
            <text:p>0.34235</text:p>
          </table:table-cell>
          <table:table-cell office:value-type="float" office:value="0.47109" calcext:value-type="float">
            <text:p>0.47109</text:p>
          </table:table-cell>
          <table:table-cell office:value-type="float" office:value="0.8736362" calcext:value-type="float">
            <text:p>0.8736362</text:p>
          </table:table-cell>
          <table:table-cell office:value-type="float" office:value="0.7038962" calcext:value-type="float">
            <text:p>0.7038962</text:p>
          </table:table-cell>
          <table:table-cell office:value-type="float" office:value="0.0311846" calcext:value-type="float">
            <text:p>0.0311846</text:p>
          </table:table-cell>
          <table:table-cell office:value-type="float" office:value="0.2828754" calcext:value-type="float">
            <text:p>0.2828754</text:p>
          </table:table-cell>
          <table:table-cell office:value-type="float" office:value="0.3164708" calcext:value-type="float">
            <text:p>0.3164708</text:p>
          </table:table-cell>
          <table:table-cell office:value-type="float" office:value="0.45592" calcext:value-type="float">
            <text:p>0.45592</text:p>
          </table:table-cell>
          <table:table-cell office:value-type="float" office:value="1.1069016" calcext:value-type="float">
            <text:p>1.1069016</text:p>
          </table:table-cell>
          <table:table-cell office:value-type="float" office:value="0.89954" calcext:value-type="float">
            <text:p>0.89954</text:p>
          </table:table-cell>
          <table:table-cell office:value-type="float" office:value="-0.0138908" calcext:value-type="float">
            <text:p>-0.0138908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94196" calcext:value-type="float">
            <text:p>0.6941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87996" calcext:value-type="float">
            <text:p>0.6879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7:17</text:p>
          </table:table-cell>
          <table:table-cell office:value-type="float" office:value="0.0002727" calcext:value-type="float">
            <text:p>0.0002727</text:p>
          </table:table-cell>
          <table:table-cell office:value-type="float" office:value="0.6900985" calcext:value-type="float">
            <text:p>0.6900985</text:p>
          </table:table-cell>
          <table:table-cell office:value-type="float" office:value="0.6903713" calcext:value-type="float">
            <text:p>0.6903713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70934" calcext:value-type="float">
            <text:p>0.0370934</text:p>
          </table:table-cell>
          <table:table-cell office:value-type="float" office:value="10" calcext:value-type="float">
            <text:p>10</text:p>
          </table:table-cell>
          <table:table-cell office:value-type="float" office:value="0.968321621417999" calcext:value-type="float">
            <text:p>0.968321621417999</text:p>
          </table:table-cell>
          <table:table-cell office:value-type="float" office:value="0.261965394020081" calcext:value-type="float">
            <text:p>0.261965394020081</text:p>
          </table:table-cell>
          <table:table-cell office:value-type="float" office:value="0.706356227397919" calcext:value-type="float">
            <text:p>0.706356227397919</text:p>
          </table:table-cell>
          <table:table-cell office:value-type="float" office:value="0.576560857892036" calcext:value-type="float">
            <text:p>0.576560857892036</text:p>
          </table:table-cell>
          <table:table-cell office:value-type="float" office:value="0.25222580220026" calcext:value-type="float">
            <text:p>0.25222580220026</text:p>
          </table:table-cell>
          <table:table-cell office:value-type="float" office:value="0.627290153503418" calcext:value-type="float">
            <text:p>0.627290153503418</text:p>
          </table:table-cell>
          <table:table-cell office:value-type="float" office:value="0.525831562280655" calcext:value-type="float">
            <text:p>0.525831562280655</text:p>
          </table:table-cell>
          <table:table-cell office:value-type="float" office:value="0.101458591222763" calcext:value-type="float">
            <text:p>0.101458591222763</text:p>
          </table:table-cell>
          <table:table-cell office:value-type="float" office:value="0.4925084" calcext:value-type="float">
            <text:p>0.4925084</text:p>
          </table:table-cell>
          <table:table-cell office:value-type="float" office:value="0.41082" calcext:value-type="float">
            <text:p>0.41082</text:p>
          </table:table-cell>
          <table:table-cell office:value-type="float" office:value="0.53874" calcext:value-type="float">
            <text:p>0.53874</text:p>
          </table:table-cell>
          <table:table-cell office:value-type="float" office:value="0.9371862" calcext:value-type="float">
            <text:p>0.9371862</text:p>
          </table:table-cell>
          <table:table-cell office:value-type="float" office:value="0.7571962" calcext:value-type="float">
            <text:p>0.7571962</text:p>
          </table:table-cell>
          <table:table-cell office:value-type="float" office:value="0.0307746" calcext:value-type="float">
            <text:p>0.0307746</text:p>
          </table:table-cell>
          <table:table-cell office:value-type="float" office:value="0.2619654" calcext:value-type="float">
            <text:p>0.2619654</text:p>
          </table:table-cell>
          <table:table-cell office:value-type="float" office:value="0.2890008" calcext:value-type="float">
            <text:p>0.2890008</text:p>
          </table:table-cell>
          <table:table-cell office:value-type="float" office:value="0.41738" calcext:value-type="float">
            <text:p>0.41738</text:p>
          </table:table-cell>
          <table:table-cell office:value-type="float" office:value="0.9683216" calcext:value-type="float">
            <text:p>0.9683216</text:p>
          </table:table-cell>
          <table:table-cell office:value-type="float" office:value="0.69249" calcext:value-type="float">
            <text:p>0.69249</text:p>
          </table:table-cell>
          <table:table-cell office:value-type="float" office:value="-0.0130708" calcext:value-type="float">
            <text:p>-0.0130708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7:30</text:p>
          </table:table-cell>
          <table:table-cell office:value-type="float" office:value="0.0007029" calcext:value-type="float">
            <text:p>0.0007029</text:p>
          </table:table-cell>
          <table:table-cell office:value-type="float" office:value="0.6890938" calcext:value-type="float">
            <text:p>0.6890938</text:p>
          </table:table-cell>
          <table:table-cell office:value-type="float" office:value="0.6897966" calcext:value-type="float">
            <text:p>0.6897966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65326" calcext:value-type="float">
            <text:p>0.0365326</text:p>
          </table:table-cell>
          <table:table-cell office:value-type="float" office:value="10" calcext:value-type="float">
            <text:p>10</text:p>
          </table:table-cell>
          <table:table-cell office:value-type="float" office:value="0.985156178474426" calcext:value-type="float">
            <text:p>0.985156178474426</text:p>
          </table:table-cell>
          <table:table-cell office:value-type="float" office:value="0.239825397729874" calcext:value-type="float">
            <text:p>0.239825397729874</text:p>
          </table:table-cell>
          <table:table-cell office:value-type="float" office:value="0.745330780744553" calcext:value-type="float">
            <text:p>0.745330780744553</text:p>
          </table:table-cell>
          <table:table-cell office:value-type="float" office:value="0.549787855148315" calcext:value-type="float">
            <text:p>0.549787855148315</text:p>
          </table:table-cell>
          <table:table-cell office:value-type="float" office:value="0.2391977872279" calcext:value-type="float">
            <text:p>0.2391977872279</text:p>
          </table:table-cell>
          <table:table-cell office:value-type="float" office:value="0.674440157413483" calcext:value-type="float">
            <text:p>0.674440157413483</text:p>
          </table:table-cell>
          <table:table-cell office:value-type="float" office:value="0.425135552883148" calcext:value-type="float">
            <text:p>0.425135552883148</text:p>
          </table:table-cell>
          <table:table-cell office:value-type="float" office:value="0.249304604530334" calcext:value-type="float">
            <text:p>0.249304604530334</text:p>
          </table:table-cell>
          <table:table-cell office:value-type="float" office:value="0.5527784" calcext:value-type="float">
            <text:p>0.5527784</text:p>
          </table:table-cell>
          <table:table-cell office:value-type="float" office:value="0.46576" calcext:value-type="float">
            <text:p>0.46576</text:p>
          </table:table-cell>
          <table:table-cell office:value-type="float" office:value="0.59696" calcext:value-type="float">
            <text:p>0.59696</text:p>
          </table:table-cell>
          <table:table-cell office:value-type="float" office:value="0.9851562" calcext:value-type="float">
            <text:p>0.9851562</text:p>
          </table:table-cell>
          <table:table-cell office:value-type="float" office:value="0.7715462" calcext:value-type="float">
            <text:p>0.7715462</text:p>
          </table:table-cell>
          <table:table-cell office:value-type="float" office:value="0.0299546" calcext:value-type="float">
            <text:p>0.0299546</text:p>
          </table:table-cell>
          <table:table-cell office:value-type="float" office:value="0.2398254" calcext:value-type="float">
            <text:p>0.2398254</text:p>
          </table:table-cell>
          <table:table-cell office:value-type="float" office:value="0.2639908" calcext:value-type="float">
            <text:p>0.2639908</text:p>
          </table:table-cell>
          <table:table-cell office:value-type="float" office:value="0.35424" calcext:value-type="float">
            <text:p>0.35424</text:p>
          </table:table-cell>
          <table:table-cell office:value-type="float" office:value="0.7694716" calcext:value-type="float">
            <text:p>0.7694716</text:p>
          </table:table-cell>
          <table:table-cell office:value-type="float" office:value="0.49815" calcext:value-type="float">
            <text:p>0.49815</text:p>
          </table:table-cell>
          <table:table-cell office:value-type="float" office:value="-0.0147108" calcext:value-type="float">
            <text:p>-0.01471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7:43</text:p>
          </table:table-cell>
          <table:table-cell office:value-type="float" office:value="0.0014134" calcext:value-type="float">
            <text:p>0.0014134</text:p>
          </table:table-cell>
          <table:table-cell office:value-type="float" office:value="0.6880934" calcext:value-type="float">
            <text:p>0.6880934</text:p>
          </table:table-cell>
          <table:table-cell office:value-type="float" office:value="0.6895068" calcext:value-type="float">
            <text:p>0.6895068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59824" calcext:value-type="float">
            <text:p>0.0359824</text:p>
          </table:table-cell>
          <table:table-cell office:value-type="float" office:value="10" calcext:value-type="float">
            <text:p>10</text:p>
          </table:table-cell>
          <table:table-cell office:value-type="float" office:value="1.07822620868683" calcext:value-type="float">
            <text:p>1.07822620868683</text:p>
          </table:table-cell>
          <table:table-cell office:value-type="float" office:value="0.186935395002365" calcext:value-type="float">
            <text:p>0.186935395002365</text:p>
          </table:table-cell>
          <table:table-cell office:value-type="float" office:value="0.891290813684464" calcext:value-type="float">
            <text:p>0.891290813684464</text:p>
          </table:table-cell>
          <table:table-cell office:value-type="float" office:value="0.506040866672993" calcext:value-type="float">
            <text:p>0.506040866672993</text:p>
          </table:table-cell>
          <table:table-cell office:value-type="float" office:value="0.29173106359489" calcext:value-type="float">
            <text:p>0.29173106359489</text:p>
          </table:table-cell>
          <table:table-cell office:value-type="float" office:value="0.736760175228119" calcext:value-type="float">
            <text:p>0.736760175228119</text:p>
          </table:table-cell>
          <table:table-cell office:value-type="float" office:value="0.275321558117867" calcext:value-type="float">
            <text:p>0.275321558117867</text:p>
          </table:table-cell>
          <table:table-cell office:value-type="float" office:value="0.461438617110252" calcext:value-type="float">
            <text:p>0.461438617110252</text:p>
          </table:table-cell>
          <table:table-cell office:value-type="float" office:value="0.6150984" calcext:value-type="float">
            <text:p>0.6150984</text:p>
          </table:table-cell>
          <table:table-cell office:value-type="float" office:value="0.53341" calcext:value-type="float">
            <text:p>0.53341</text:p>
          </table:table-cell>
          <table:table-cell office:value-type="float" office:value="0.65723" calcext:value-type="float">
            <text:p>0.65723</text:p>
          </table:table-cell>
          <table:table-cell office:value-type="float" office:value="1.0782262" calcext:value-type="float">
            <text:p>1.0782262</text:p>
          </table:table-cell>
          <table:table-cell office:value-type="float" office:value="0.7998362" calcext:value-type="float">
            <text:p>0.7998362</text:p>
          </table:table-cell>
          <table:table-cell office:value-type="float" office:value="0.0291346" calcext:value-type="float">
            <text:p>0.0291346</text:p>
          </table:table-cell>
          <table:table-cell office:value-type="float" office:value="0.1869354" calcext:value-type="float">
            <text:p>0.1869354</text:p>
          </table:table-cell>
          <table:table-cell office:value-type="float" office:value="0.1951108" calcext:value-type="float">
            <text:p>0.1951108</text:p>
          </table:table-cell>
          <table:table-cell office:value-type="float" office:value="0.24887" calcext:value-type="float">
            <text:p>0.24887</text:p>
          </table:table-cell>
          <table:table-cell office:value-type="float" office:value="0.4640216" calcext:value-type="float">
            <text:p>0.4640216</text:p>
          </table:table-cell>
          <table:table-cell office:value-type="float" office:value="0.28167" calcext:value-type="float">
            <text:p>0.28167</text:p>
          </table:table-cell>
          <table:table-cell office:value-type="float" office:value="-0.0151208" calcext:value-type="float">
            <text:p>-0.0151208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7:56</text:p>
          </table:table-cell>
          <table:table-cell office:value-type="float" office:value="0.0017751" calcext:value-type="float">
            <text:p>0.0017751</text:p>
          </table:table-cell>
          <table:table-cell office:value-type="float" office:value="0.6870968" calcext:value-type="float">
            <text:p>0.6870968</text:p>
          </table:table-cell>
          <table:table-cell office:value-type="float" office:value="0.6888719" calcext:value-type="float">
            <text:p>0.688871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56361" calcext:value-type="float">
            <text:p>0.0356361</text:p>
          </table:table-cell>
          <table:table-cell office:value-type="float" office:value="10" calcext:value-type="float">
            <text:p>10</text:p>
          </table:table-cell>
          <table:table-cell office:value-type="float" office:value="1.09872615337372" calcext:value-type="float">
            <text:p>1.09872615337372</text:p>
          </table:table-cell>
          <table:table-cell office:value-type="float" office:value="0.155340805649757" calcext:value-type="float">
            <text:p>0.155340805649757</text:p>
          </table:table-cell>
          <table:table-cell office:value-type="float" office:value="0.943385347723961" calcext:value-type="float">
            <text:p>0.943385347723961</text:p>
          </table:table-cell>
          <table:table-cell office:value-type="float" office:value="0.47151885330677" calcext:value-type="float">
            <text:p>0.47151885330677</text:p>
          </table:table-cell>
          <table:table-cell office:value-type="float" office:value="0.321379216090337" calcext:value-type="float">
            <text:p>0.321379216090337</text:p>
          </table:table-cell>
          <table:table-cell office:value-type="float" office:value="0.741516149044037" calcext:value-type="float">
            <text:p>0.741516149044037</text:p>
          </table:table-cell>
          <table:table-cell office:value-type="float" office:value="0.201521557569504" calcext:value-type="float">
            <text:p>0.201521557569504</text:p>
          </table:table-cell>
          <table:table-cell office:value-type="float" office:value="0.539994591474533" calcext:value-type="float">
            <text:p>0.539994591474533</text:p>
          </table:table-cell>
          <table:table-cell office:value-type="float" office:value="0.6323184" calcext:value-type="float">
            <text:p>0.6323184</text:p>
          </table:table-cell>
          <table:table-cell office:value-type="float" office:value="0.55473" calcext:value-type="float">
            <text:p>0.55473</text:p>
          </table:table-cell>
          <table:table-cell office:value-type="float" office:value="0.656" calcext:value-type="float">
            <text:p>0.656</text:p>
          </table:table-cell>
          <table:table-cell office:value-type="float" office:value="1.0987262" calcext:value-type="float">
            <text:p>1.0987262</text:p>
          </table:table-cell>
          <table:table-cell office:value-type="float" office:value="0.7658062" calcext:value-type="float">
            <text:p>0.7658062</text:p>
          </table:table-cell>
          <table:table-cell office:value-type="float" office:value="0.0291346" calcext:value-type="float">
            <text:p>0.0291346</text:p>
          </table:table-cell>
          <table:table-cell office:value-type="float" office:value="0.1598754" calcext:value-type="float">
            <text:p>0.1598754</text:p>
          </table:table-cell>
          <table:table-cell office:value-type="float" office:value="0.1553408" calcext:value-type="float">
            <text:p>0.1553408</text:p>
          </table:table-cell>
          <table:table-cell office:value-type="float" office:value="0.1927" calcext:value-type="float">
            <text:p>0.1927</text:p>
          </table:table-cell>
          <table:table-cell office:value-type="float" office:value="0.3192916" calcext:value-type="float">
            <text:p>0.3192916</text:p>
          </table:table-cell>
          <table:table-cell office:value-type="float" office:value="0.1804" calcext:value-type="float">
            <text:p>0.1804</text:p>
          </table:table-cell>
          <table:table-cell office:value-type="float" office:value="-0.0159408" calcext:value-type="float">
            <text:p>-0.0159408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901967" calcext:value-type="float">
            <text:p>0.6901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839967" calcext:value-type="float">
            <text:p>0.6839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8:08</text:p>
          </table:table-cell>
          <table:table-cell office:value-type="float" office:value="0.0020754" calcext:value-type="float">
            <text:p>0.0020754</text:p>
          </table:table-cell>
          <table:table-cell office:value-type="float" office:value="0.6860883" calcext:value-type="float">
            <text:p>0.6860883</text:p>
          </table:table-cell>
          <table:table-cell office:value-type="float" office:value="0.6881637" calcext:value-type="float">
            <text:p>0.6881637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54611" calcext:value-type="float">
            <text:p>0.0354611</text:p>
          </table:table-cell>
          <table:table-cell office:value-type="float" office:value="10" calcext:value-type="float">
            <text:p>10</text:p>
          </table:table-cell>
          <table:table-cell office:value-type="float" office:value="1.11840617656708" calcext:value-type="float">
            <text:p>1.11840617656708</text:p>
          </table:table-cell>
          <table:table-cell office:value-type="float" office:value="0.101680003106594" calcext:value-type="float">
            <text:p>0.101680003106594</text:p>
          </table:table-cell>
          <table:table-cell office:value-type="float" office:value="1.01672617346048" calcext:value-type="float">
            <text:p>1.01672617346048</text:p>
          </table:table-cell>
          <table:table-cell office:value-type="float" office:value="0.437283863127232" calcext:value-type="float">
            <text:p>0.437283863127232</text:p>
          </table:table-cell>
          <table:table-cell office:value-type="float" office:value="0.344883510562996" calcext:value-type="float">
            <text:p>0.344883510562996</text:p>
          </table:table-cell>
          <table:table-cell office:value-type="float" office:value="0.730036163330078" calcext:value-type="float">
            <text:p>0.730036163330078</text:p>
          </table:table-cell>
          <table:table-cell office:value-type="float" office:value="0.144531562924385" calcext:value-type="float">
            <text:p>0.144531562924385</text:p>
          </table:table-cell>
          <table:table-cell office:value-type="float" office:value="0.585504600405693" calcext:value-type="float">
            <text:p>0.585504600405693</text:p>
          </table:table-cell>
          <table:table-cell office:value-type="float" office:value="0.6306784" calcext:value-type="float">
            <text:p>0.6306784</text:p>
          </table:table-cell>
          <table:table-cell office:value-type="float" office:value="0.55104" calcext:value-type="float">
            <text:p>0.55104</text:p>
          </table:table-cell>
          <table:table-cell office:value-type="float" office:value="0.62853" calcext:value-type="float">
            <text:p>0.62853</text:p>
          </table:table-cell>
          <table:table-cell office:value-type="float" office:value="1.1184062" calcext:value-type="float">
            <text:p>1.1184062</text:p>
          </table:table-cell>
          <table:table-cell office:value-type="float" office:value="0.7215262" calcext:value-type="float">
            <text:p>0.7215262</text:p>
          </table:table-cell>
          <table:table-cell office:value-type="float" office:value="0.0299546" calcext:value-type="float">
            <text:p>0.0299546</text:p>
          </table:table-cell>
          <table:table-cell office:value-type="float" office:value="0.1250254" calcext:value-type="float">
            <text:p>0.1250254</text:p>
          </table:table-cell>
          <table:table-cell office:value-type="float" office:value="0.1081908" calcext:value-type="float">
            <text:p>0.1081908</text:p>
          </table:table-cell>
          <table:table-cell office:value-type="float" office:value="0.16277" calcext:value-type="float">
            <text:p>0.16277</text:p>
          </table:table-cell>
          <table:table-cell office:value-type="float" office:value="0.2249916" calcext:value-type="float">
            <text:p>0.2249916</text:p>
          </table:table-cell>
          <table:table-cell office:value-type="float" office:value="0.10168" calcext:value-type="float">
            <text:p>0.10168</text:p>
          </table:table-cell>
          <table:table-cell office:value-type="float" office:value="-0.0159408" calcext:value-type="float">
            <text:p>-0.0159408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8:21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6850996" calcext:value-type="float">
            <text:p>0.6850996</text:p>
          </table:table-cell>
          <table:table-cell office:value-type="float" office:value="0.6879596" calcext:value-type="float">
            <text:p>0.68795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354157" calcext:value-type="float">
            <text:p>0.0354157</text:p>
          </table:table-cell>
          <table:table-cell office:value-type="float" office:value="6" calcext:value-type="float">
            <text:p>6</text:p>
          </table:table-cell>
          <table:table-cell office:value-type="float" office:value="1.14751625061035" calcext:value-type="float">
            <text:p>1.14751625061035</text:p>
          </table:table-cell>
          <table:table-cell office:value-type="float" office:value="0.030290799215436" calcext:value-type="float">
            <text:p>0.030290799215436</text:p>
          </table:table-cell>
          <table:table-cell office:value-type="float" office:value="1.11722545139492" calcext:value-type="float">
            <text:p>1.11722545139492</text:p>
          </table:table-cell>
          <table:table-cell office:value-type="float" office:value="0.40522186588496" calcext:value-type="float">
            <text:p>0.40522186588496</text:p>
          </table:table-cell>
          <table:table-cell office:value-type="float" office:value="0.378671710625973" calcext:value-type="float">
            <text:p>0.378671710625973</text:p>
          </table:table-cell>
          <table:table-cell office:value-type="float" office:value="0.730692172050476" calcext:value-type="float">
            <text:p>0.730692172050476</text:p>
          </table:table-cell>
          <table:table-cell office:value-type="float" office:value="0.0797515597194433" calcext:value-type="float">
            <text:p>0.0797515597194433</text:p>
          </table:table-cell>
          <table:table-cell office:value-type="float" office:value="0.650940612331033" calcext:value-type="float">
            <text:p>0.650940612331033</text:p>
          </table:table-cell>
          <table:table-cell office:value-type="float" office:value="0.6724984" calcext:value-type="float">
            <text:p>0.6724984</text:p>
          </table:table-cell>
          <table:table-cell office:value-type="float" office:value="0.57441" calcext:value-type="float">
            <text:p>0.57441</text:p>
          </table:table-cell>
          <table:table-cell office:value-type="float" office:value="0.60475" calcext:value-type="float">
            <text:p>0.60475</text:p>
          </table:table-cell>
          <table:table-cell office:value-type="float" office:value="1.1475163" calcext:value-type="float">
            <text:p>1.1475163</text:p>
          </table:table-cell>
          <table:table-cell office:value-type="float" office:value="0.6542862" calcext:value-type="float">
            <text:p>0.6542862</text:p>
          </table:table-cell>
          <table:table-cell office:value-type="float" office:value="0.0291346" calcext:value-type="float">
            <text:p>0.0291346</text:p>
          </table:table-cell>
          <table:table-cell office:value-type="float" office:value="0.0844354" calcext:value-type="float">
            <text:p>0.0844354</text:p>
          </table:table-cell>
          <table:table-cell office:value-type="float" office:value="0.0302908" calcext:value-type="float">
            <text:p>0.0302908</text:p>
          </table:table-cell>
          <table:table-cell office:value-type="float" office:value="0.08733" calcext:value-type="float">
            <text:p>0.08733</text:p>
          </table:table-cell>
          <table:table-cell office:value-type="float" office:value="0.1470916" calcext:value-type="float">
            <text:p>0.1470916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-0.0163508" calcext:value-type="float">
            <text:p>-0.0163508</text:p>
          </table:table-cell>
          <table:table-cell office:value-type="float" office:value="0.6881995" calcext:value-type="float">
            <text:p>0.6881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  <table:table-cell office:value-type="float" office:value="0.6819995" calcext:value-type="float">
            <text:p>0.6819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8:3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4097" calcext:value-type="float">
            <text:p>0.684097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7515" calcext:value-type="float">
            <text:p>0.0347515</text:p>
          </table:table-cell>
          <table:table-cell office:value-type="float" office:value="5" calcext:value-type="float">
            <text:p>5</text:p>
          </table:table-cell>
          <table:table-cell office:value-type="float" office:value="1.05690622329712" calcext:value-type="float">
            <text:p>1.05690622329712</text:p>
          </table:table-cell>
          <table:table-cell office:value-type="float" office:value="-0.036949198693037" calcext:value-type="float">
            <text:p>-0.036949198693037</text:p>
          </table:table-cell>
          <table:table-cell office:value-type="float" office:value="1.09385542199016" calcext:value-type="float">
            <text:p>1.09385542199016</text:p>
          </table:table-cell>
          <table:table-cell office:value-type="float" office:value="0.324246857594699" calcext:value-type="float">
            <text:p>0.324246857594699</text:p>
          </table:table-cell>
          <table:table-cell office:value-type="float" office:value="0.367419414412223" calcext:value-type="float">
            <text:p>0.367419414412223</text:p>
          </table:table-cell>
          <table:table-cell office:value-type="float" office:value="0.637048155069351" calcext:value-type="float">
            <text:p>0.637048155069351</text:p>
          </table:table-cell>
          <table:table-cell office:value-type="float" office:value="0.0114455601200461" calcext:value-type="float">
            <text:p>0.0114455601200461</text:p>
          </table:table-cell>
          <table:table-cell office:value-type="float" office:value="0.625602594949305" calcext:value-type="float">
            <text:p>0.625602594949305</text:p>
          </table:table-cell>
          <table:table-cell office:value-type="float" office:value="0.6109984" calcext:value-type="float">
            <text:p>0.6109984</text:p>
          </table:table-cell>
          <table:table-cell office:value-type="float" office:value="0.53259" calcext:value-type="float">
            <text:p>0.53259</text:p>
          </table:table-cell>
          <table:table-cell office:value-type="float" office:value="0.5207" calcext:value-type="float">
            <text:p>0.5207</text:p>
          </table:table-cell>
          <table:table-cell office:value-type="float" office:value="1.0569062" calcext:value-type="float">
            <text:p>1.0569062</text:p>
          </table:table-cell>
          <table:table-cell office:value-type="float" office:value="0.4640462" calcext:value-type="float">
            <text:p>0.4640462</text:p>
          </table:table-cell>
          <table:table-cell office:value-type="float" office:value="0.0291346" calcext:value-type="float">
            <text:p>0.0291346</text:p>
          </table:table-cell>
          <table:table-cell office:value-type="float" office:value="0.0487654" calcext:value-type="float">
            <text:p>0.0487654</text:p>
          </table:table-cell>
          <table:table-cell office:value-type="float" office:value="-0.0369492" calcext:value-type="float">
            <text:p>-0.0369492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433616" calcext:value-type="float">
            <text:p>0.0433616</text:p>
          </table:table-cell>
          <table:table-cell office:value-type="float" office:value="-0.00943" calcext:value-type="float">
            <text:p>-0.00943</text:p>
          </table:table-cell>
          <table:table-cell office:value-type="float" office:value="-0.0155308" calcext:value-type="float">
            <text:p>-0.0155308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</table:table-row>
        <table:table-row table:style-name="ro1">
          <table:table-cell office:value-type="string" calcext:value-type="string">
            <text:p>x_minus_9</text:p>
          </table:table-cell>
          <table:table-cell office:value-type="float" office:value="-0.009" calcext:value-type="float">
            <text:p>-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8:47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30934" calcext:value-type="float">
            <text:p>0.6830934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21029" calcext:value-type="float">
            <text:p>0.0321029</text:p>
          </table:table-cell>
          <table:table-cell office:value-type="float" office:value="5" calcext:value-type="float">
            <text:p>5</text:p>
          </table:table-cell>
          <table:table-cell office:value-type="float" office:value="0.476518392562866" calcext:value-type="float">
            <text:p>0.476518392562866</text:p>
          </table:table-cell>
          <table:table-cell office:value-type="float" office:value="-0.0968092009425163" calcext:value-type="float">
            <text:p>-0.0968092009425163</text:p>
          </table:table-cell>
          <table:table-cell office:value-type="float" office:value="0.573327593505383" calcext:value-type="float">
            <text:p>0.573327593505383</text:p>
          </table:table-cell>
          <table:table-cell office:value-type="float" office:value="0.153686859458685" calcext:value-type="float">
            <text:p>0.153686859458685</text:p>
          </table:table-cell>
          <table:table-cell office:value-type="float" office:value="0.234381322906824" calcext:value-type="float">
            <text:p>0.234381322906824</text:p>
          </table:table-cell>
          <table:table-cell office:value-type="float" office:value="0.356690159440041" calcext:value-type="float">
            <text:p>0.356690159440041</text:p>
          </table:table-cell>
          <table:table-cell office:value-type="float" office:value="-0.0493164405226707" calcext:value-type="float">
            <text:p>-0.0493164405226707</text:p>
          </table:table-cell>
          <table:table-cell office:value-type="float" office:value="0.406006599962711" calcext:value-type="float">
            <text:p>0.406006599962711</text:p>
          </table:table-cell>
          <table:table-cell office:value-type="float" office:value="0.4765184" calcext:value-type="float">
            <text:p>0.4765184</text:p>
          </table:table-cell>
          <table:table-cell office:value-type="float" office:value="0.40795" calcext:value-type="float">
            <text:p>0.40795</text:p>
          </table:table-cell>
          <table:table-cell office:value-type="float" office:value="0.30873" calcext:value-type="float">
            <text:p>0.30873</text:p>
          </table:table-cell>
          <table:table-cell office:value-type="float" office:value="0.4521562" calcext:value-type="float">
            <text:p>0.4521562</text:p>
          </table:table-cell>
          <table:table-cell office:value-type="float" office:value="0.1380962" calcext:value-type="float">
            <text:p>0.1380962</text:p>
          </table:table-cell>
          <table:table-cell office:value-type="float" office:value="0.0295446" calcext:value-type="float">
            <text:p>0.0295446</text:p>
          </table:table-cell>
          <table:table-cell office:value-type="float" office:value="0.0118654" calcext:value-type="float">
            <text:p>0.0118654</text:p>
          </table:table-cell>
          <table:table-cell office:value-type="float" office:value="-0.0968092" calcext:value-type="float">
            <text:p>-0.0968092</text:p>
          </table:table-cell>
          <table:table-cell office:value-type="float" office:value="-0.05166" calcext:value-type="float">
            <text:p>-0.05166</text:p>
          </table:table-cell>
          <table:table-cell office:value-type="float" office:value="-0.0497084" calcext:value-type="float">
            <text:p>-0.0497084</text:p>
          </table:table-cell>
          <table:table-cell office:value-type="float" office:value="-0.06027" calcext:value-type="float">
            <text:p>-0.06027</text:p>
          </table:table-cell>
          <table:table-cell office:value-type="float" office:value="-0.0143008" calcext:value-type="float">
            <text:p>-0.0143008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</table:table-row>
        <table:table-row table:style-name="ro1">
          <table:table-cell office:value-type="string" calcext:value-type="string">
            <text:p>x_minus_10</text:p>
          </table:table-cell>
          <table:table-cell office:value-type="float" office:value="-0.01" calcext:value-type="float">
            <text:p>-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1:49: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20973" calcext:value-type="float">
            <text:p>0.6820973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39959" calcext:value-type="float">
            <text:p>0.0239959</text:p>
          </table:table-cell>
          <table:table-cell office:value-type="float" office:value="2" calcext:value-type="float">
            <text:p>2</text:p>
          </table:table-cell>
          <table:table-cell office:value-type="float" office:value="0.283818393945694" calcext:value-type="float">
            <text:p>0.283818393945694</text:p>
          </table:table-cell>
          <table:table-cell office:value-type="float" office:value="-0.114849202334881" calcext:value-type="float">
            <text:p>-0.114849202334881</text:p>
          </table:table-cell>
          <table:table-cell office:value-type="float" office:value="0.398667596280575" calcext:value-type="float">
            <text:p>0.398667596280575</text:p>
          </table:table-cell>
          <table:table-cell office:value-type="float" office:value="0.0334748595952988" calcext:value-type="float">
            <text:p>0.0334748595952988</text:p>
          </table:table-cell>
          <table:table-cell office:value-type="float" office:value="0.121243012350893" calcext:value-type="float">
            <text:p>0.121243012350893</text:p>
          </table:table-cell>
          <table:table-cell office:value-type="float" office:value="0.131108160316944" calcext:value-type="float">
            <text:p>0.131108160316944</text:p>
          </table:table-cell>
          <table:table-cell office:value-type="float" office:value="-0.0641584411263466" calcext:value-type="float">
            <text:p>-0.0641584411263466</text:p>
          </table:table-cell>
          <table:table-cell office:value-type="float" office:value="0.195266601443291" calcext:value-type="float">
            <text:p>0.195266601443291</text:p>
          </table:table-cell>
          <table:table-cell office:value-type="float" office:value="0.2838184" calcext:value-type="float">
            <text:p>0.2838184</text:p>
          </table:table-cell>
          <table:table-cell office:value-type="float" office:value="0.14514" calcext:value-type="float">
            <text:p>0.14514</text:p>
          </table:table-cell>
          <table:table-cell office:value-type="float" office:value="0.08118" calcext:value-type="float">
            <text:p>0.08118</text:p>
          </table:table-cell>
          <table:table-cell office:value-type="float" office:value="0.0782362" calcext:value-type="float">
            <text:p>0.0782362</text:p>
          </table:table-cell>
          <table:table-cell office:value-type="float" office:value="0.0671662" calcext:value-type="float">
            <text:p>0.0671662</text:p>
          </table:table-cell>
          <table:table-cell office:value-type="float" office:value="0.0279046" calcext:value-type="float">
            <text:p>0.0279046</text:p>
          </table:table-cell>
          <table:table-cell office:value-type="float" office:value="-0.0262646" calcext:value-type="float">
            <text:p>-0.0262646</text:p>
          </table:table-cell>
          <table:table-cell office:value-type="float" office:value="-0.1148492" calcext:value-type="float">
            <text:p>-0.1148492</text:p>
          </table:table-cell>
          <table:table-cell office:value-type="float" office:value="-0.05904" calcext:value-type="float">
            <text:p>-0.05904</text:p>
          </table:table-cell>
          <table:table-cell office:value-type="float" office:value="-0.0570884" calcext:value-type="float">
            <text:p>-0.0570884</text:p>
          </table:table-cell>
          <table:table-cell office:value-type="float" office:value="-0.06355" calcext:value-type="float">
            <text:p>-0.06355</text:p>
          </table:table-cell>
          <table:table-cell office:value-type="float" office:value="-0.0147108" calcext:value-type="float">
            <text:p>-0.0147108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</table:table-row>
        <table:table-row table:style-name="ro1">
          <table:table-cell office:value-type="string" calcext:value-type="string">
            <text:p>y_plus_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1:49:13</text:p>
          </table:table-cell>
          <table:table-cell office:value-type="float" office:value="-0.0001928" calcext:value-type="float">
            <text:p>-0.0001928</text:p>
          </table:table-cell>
          <table:table-cell office:value-type="float" office:value="0.6920778" calcext:value-type="float">
            <text:p>0.6920778</text:p>
          </table:table-cell>
          <table:table-cell office:value-type="float" office:value="0.6918849" calcext:value-type="float">
            <text:p>0.6918849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74398" calcext:value-type="float">
            <text:p>0.0374398</text:p>
          </table:table-cell>
          <table:table-cell office:value-type="float" office:value="10" calcext:value-type="float">
            <text:p>10</text:p>
          </table:table-cell>
          <table:table-cell office:value-type="float" office:value="1.08476161956787" calcext:value-type="float">
            <text:p>1.08476161956787</text:p>
          </table:table-cell>
          <table:table-cell office:value-type="float" office:value="0.326745390892029" calcext:value-type="float">
            <text:p>0.326745390892029</text:p>
          </table:table-cell>
          <table:table-cell office:value-type="float" office:value="0.758016228675842" calcext:value-type="float">
            <text:p>0.758016228675842</text:p>
          </table:table-cell>
          <table:table-cell office:value-type="float" office:value="0.609524855017662" calcext:value-type="float">
            <text:p>0.609524855017662</text:p>
          </table:table-cell>
          <table:table-cell office:value-type="float" office:value="0.281149443995945" calcext:value-type="float">
            <text:p>0.281149443995945</text:p>
          </table:table-cell>
          <table:table-cell office:value-type="float" office:value="0.571612155437469" calcext:value-type="float">
            <text:p>0.571612155437469</text:p>
          </table:table-cell>
          <table:table-cell office:value-type="float" office:value="0.647437554597855" calcext:value-type="float">
            <text:p>0.647437554597855</text:p>
          </table:table-cell>
          <table:table-cell office:value-type="float" office:value="0.0758253991603851" calcext:value-type="float">
            <text:p>0.0758253991603851</text:p>
          </table:table-cell>
          <table:table-cell office:value-type="float" office:value="0.4740584" calcext:value-type="float">
            <text:p>0.4740584</text:p>
          </table:table-cell>
          <table:table-cell office:value-type="float" office:value="0.36982" calcext:value-type="float">
            <text:p>0.36982</text:p>
          </table:table-cell>
          <table:table-cell office:value-type="float" office:value="0.47314" calcext:value-type="float">
            <text:p>0.47314</text:p>
          </table:table-cell>
          <table:table-cell office:value-type="float" office:value="0.8055762" calcext:value-type="float">
            <text:p>0.8055762</text:p>
          </table:table-cell>
          <table:table-cell office:value-type="float" office:value="0.7354662" calcext:value-type="float">
            <text:p>0.7354662</text:p>
          </table:table-cell>
          <table:table-cell office:value-type="float" office:value="0.0295446" calcext:value-type="float">
            <text:p>0.0295446</text:p>
          </table:table-cell>
          <table:table-cell office:value-type="float" office:value="0.3267454" calcext:value-type="float">
            <text:p>0.3267454</text:p>
          </table:table-cell>
          <table:table-cell office:value-type="float" office:value="0.3566508" calcext:value-type="float">
            <text:p>0.3566508</text:p>
          </table:table-cell>
          <table:table-cell office:value-type="float" office:value="0.45018" calcext:value-type="float">
            <text:p>0.45018</text:p>
          </table:table-cell>
          <table:table-cell office:value-type="float" office:value="1.0847616" calcext:value-type="float">
            <text:p>1.0847616</text:p>
          </table:table-cell>
          <table:table-cell office:value-type="float" office:value="1.01885" calcext:value-type="float">
            <text:p>1.01885</text:p>
          </table:table-cell>
          <table:table-cell office:value-type="float" office:value="-0.0155308" calcext:value-type="float">
            <text:p>-0.0155308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</table:table-row>
        <table:table-row table:style-name="ro1">
          <table:table-cell office:value-type="string" calcext:value-type="string">
            <text:p>y_plus_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1:49:26</text:p>
          </table:table-cell>
          <table:table-cell office:value-type="float" office:value="-0.0001885" calcext:value-type="float">
            <text:p>-0.0001885</text:p>
          </table:table-cell>
          <table:table-cell office:value-type="float" office:value="0.6920962" calcext:value-type="float">
            <text:p>0.6920962</text:p>
          </table:table-cell>
          <table:table-cell office:value-type="float" office:value="0.6919077" calcext:value-type="float">
            <text:p>0.6919077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7377" calcext:value-type="float">
            <text:p>0.037377</text:p>
          </table:table-cell>
          <table:table-cell office:value-type="float" office:value="10" calcext:value-type="float">
            <text:p>10</text:p>
          </table:table-cell>
          <table:table-cell office:value-type="float" office:value="1.05852162837982" calcext:value-type="float">
            <text:p>1.05852162837982</text:p>
          </table:table-cell>
          <table:table-cell office:value-type="float" office:value="0.346835404634476" calcext:value-type="float">
            <text:p>0.346835404634476</text:p>
          </table:table-cell>
          <table:table-cell office:value-type="float" office:value="0.711686223745346" calcext:value-type="float">
            <text:p>0.711686223745346</text:p>
          </table:table-cell>
          <table:table-cell office:value-type="float" office:value="0.618216866254807" calcext:value-type="float">
            <text:p>0.618216866254807</text:p>
          </table:table-cell>
          <table:table-cell office:value-type="float" office:value="0.278170108014738" calcext:value-type="float">
            <text:p>0.278170108014738</text:p>
          </table:table-cell>
          <table:table-cell office:value-type="float" office:value="0.580632168054581" calcext:value-type="float">
            <text:p>0.580632168054581</text:p>
          </table:table-cell>
          <table:table-cell office:value-type="float" office:value="0.655801564455032" calcext:value-type="float">
            <text:p>0.655801564455032</text:p>
          </table:table-cell>
          <table:table-cell office:value-type="float" office:value="0.0751693964004516" calcext:value-type="float">
            <text:p>0.0751693964004516</text:p>
          </table:table-cell>
          <table:table-cell office:value-type="float" office:value="0.4982484" calcext:value-type="float">
            <text:p>0.4982484</text:p>
          </table:table-cell>
          <table:table-cell office:value-type="float" office:value="0.37556" calcext:value-type="float">
            <text:p>0.37556</text:p>
          </table:table-cell>
          <table:table-cell office:value-type="float" office:value="0.47519" calcext:value-type="float">
            <text:p>0.47519</text:p>
          </table:table-cell>
          <table:table-cell office:value-type="float" office:value="0.7830262" calcext:value-type="float">
            <text:p>0.7830262</text:p>
          </table:table-cell>
          <table:table-cell office:value-type="float" office:value="0.7711362" calcext:value-type="float">
            <text:p>0.7711362</text:p>
          </table:table-cell>
          <table:table-cell office:value-type="float" office:value="0.0307746" calcext:value-type="float">
            <text:p>0.0307746</text:p>
          </table:table-cell>
          <table:table-cell office:value-type="float" office:value="0.3468354" calcext:value-type="float">
            <text:p>0.3468354</text:p>
          </table:table-cell>
          <table:table-cell office:value-type="float" office:value="0.3664908" calcext:value-type="float">
            <text:p>0.3664908</text:p>
          </table:table-cell>
          <table:table-cell office:value-type="float" office:value="0.44977" calcext:value-type="float">
            <text:p>0.44977</text:p>
          </table:table-cell>
          <table:table-cell office:value-type="float" office:value="1.0585216" calcext:value-type="float">
            <text:p>1.0585216</text:p>
          </table:table-cell>
          <table:table-cell office:value-type="float" office:value="1.05739" calcext:value-type="float">
            <text:p>1.05739</text:p>
          </table:table-cell>
          <table:table-cell office:value-type="float" office:value="-0.0155308" calcext:value-type="float">
            <text:p>-0.015530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</table:table-row>
        <table:table-row table:style-name="ro1">
          <table:table-cell office:value-type="string" calcext:value-type="string">
            <text:p>y_plus_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1:49:38</text:p>
          </table:table-cell>
          <table:table-cell office:value-type="float" office:value="-0.0001576" calcext:value-type="float">
            <text:p>-0.0001576</text:p>
          </table:table-cell>
          <table:table-cell office:value-type="float" office:value="0.692093" calcext:value-type="float">
            <text:p>0.692093</text:p>
          </table:table-cell>
          <table:table-cell office:value-type="float" office:value="0.6919354" calcext:value-type="float">
            <text:p>0.6919354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67291" calcext:value-type="float">
            <text:p>0.0367291</text:p>
          </table:table-cell>
          <table:table-cell office:value-type="float" office:value="10" calcext:value-type="float">
            <text:p>10</text:p>
          </table:table-cell>
          <table:table-cell office:value-type="float" office:value="1.01670157909393" calcext:value-type="float">
            <text:p>1.01670157909393</text:p>
          </table:table-cell>
          <table:table-cell office:value-type="float" office:value="0.383350014686584" calcext:value-type="float">
            <text:p>0.383350014686584</text:p>
          </table:table-cell>
          <table:table-cell office:value-type="float" office:value="0.633351564407349" calcext:value-type="float">
            <text:p>0.633351564407349</text:p>
          </table:table-cell>
          <table:table-cell office:value-type="float" office:value="0.59911085665226" calcext:value-type="float">
            <text:p>0.59911085665226</text:p>
          </table:table-cell>
          <table:table-cell office:value-type="float" office:value="0.230454958120355" calcext:value-type="float">
            <text:p>0.230454958120355</text:p>
          </table:table-cell>
          <table:table-cell office:value-type="float" office:value="0.56866015791893" calcext:value-type="float">
            <text:p>0.56866015791893</text:p>
          </table:table-cell>
          <table:table-cell office:value-type="float" office:value="0.62956155538559" calcext:value-type="float">
            <text:p>0.62956155538559</text:p>
          </table:table-cell>
          <table:table-cell office:value-type="float" office:value="0.0609013974666595" calcext:value-type="float">
            <text:p>0.0609013974666595</text:p>
          </table:table-cell>
          <table:table-cell office:value-type="float" office:value="0.5363784" calcext:value-type="float">
            <text:p>0.5363784</text:p>
          </table:table-cell>
          <table:table-cell office:value-type="float" office:value="0.38335" calcext:value-type="float">
            <text:p>0.38335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7539162" calcext:value-type="float">
            <text:p>0.7539162</text:p>
          </table:table-cell>
          <table:table-cell office:value-type="float" office:value="0.6899562" calcext:value-type="float">
            <text:p>0.6899562</text:p>
          </table:table-cell>
          <table:table-cell office:value-type="float" office:value="0.0324146" calcext:value-type="float">
            <text:p>0.0324146</text:p>
          </table:table-cell>
          <table:table-cell office:value-type="float" office:value="0.3874254" calcext:value-type="float">
            <text:p>0.3874254</text:p>
          </table:table-cell>
          <table:table-cell office:value-type="float" office:value="0.3857608" calcext:value-type="float">
            <text:p>0.3857608</text:p>
          </table:table-cell>
          <table:table-cell office:value-type="float" office:value="0.45141" calcext:value-type="float">
            <text:p>0.45141</text:p>
          </table:table-cell>
          <table:table-cell office:value-type="float" office:value="1.0167016" calcext:value-type="float">
            <text:p>1.0167016</text:p>
          </table:table-cell>
          <table:table-cell office:value-type="float" office:value="0.90651" calcext:value-type="float">
            <text:p>0.90651</text:p>
          </table:table-cell>
          <table:table-cell office:value-type="float" office:value="-0.0138908" calcext:value-type="float">
            <text:p>-0.0138908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</table:table-row>
        <table:table-row table:style-name="ro1">
          <table:table-cell office:value-type="string" calcext:value-type="string">
            <text:p>y_minus_1</text:p>
          </table:table-cell>
          <table:table-cell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1:49:51</text:p>
          </table:table-cell>
          <table:table-cell office:value-type="float" office:value="-0.000181" calcext:value-type="float">
            <text:p>-0.000181</text:p>
          </table:table-cell>
          <table:table-cell office:value-type="float" office:value="0.692098" calcext:value-type="float">
            <text:p>0.692098</text:p>
          </table:table-cell>
          <table:table-cell office:value-type="float" office:value="0.691917" calcext:value-type="float">
            <text:p>0.691917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77512" calcext:value-type="float">
            <text:p>0.0377512</text:p>
          </table:table-cell>
          <table:table-cell office:value-type="float" office:value="10" calcext:value-type="float">
            <text:p>10</text:p>
          </table:table-cell>
          <table:table-cell office:value-type="float" office:value="1.148721575737" calcext:value-type="float">
            <text:p>1.148721575737</text:p>
          </table:table-cell>
          <table:table-cell office:value-type="float" office:value="0.287795394659042" calcext:value-type="float">
            <text:p>0.287795394659042</text:p>
          </table:table-cell>
          <table:table-cell office:value-type="float" office:value="0.860926181077957" calcext:value-type="float">
            <text:p>0.860926181077957</text:p>
          </table:table-cell>
          <table:table-cell office:value-type="float" office:value="0.601652857661247" calcext:value-type="float">
            <text:p>0.601652857661247</text:p>
          </table:table-cell>
          <table:table-cell office:value-type="float" office:value="0.308106358507468" calcext:value-type="float">
            <text:p>0.308106358507468</text:p>
          </table:table-cell>
          <table:table-cell office:value-type="float" office:value="0.566528159379959" calcext:value-type="float">
            <text:p>0.566528159379959</text:p>
          </table:table-cell>
          <table:table-cell office:value-type="float" office:value="0.636777555942535" calcext:value-type="float">
            <text:p>0.636777555942535</text:p>
          </table:table-cell>
          <table:table-cell office:value-type="float" office:value="0.0702493965625762" calcext:value-type="float">
            <text:p>0.0702493965625762</text:p>
          </table:table-cell>
          <table:table-cell office:value-type="float" office:value="0.4260884" calcext:value-type="float">
            <text:p>0.4260884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46699" calcext:value-type="float">
            <text:p>0.46699</text:p>
          </table:table-cell>
          <table:table-cell office:value-type="float" office:value="0.8765062" calcext:value-type="float">
            <text:p>0.8765062</text:p>
          </table:table-cell>
          <table:table-cell office:value-type="float" office:value="0.7227562" calcext:value-type="float">
            <text:p>0.7227562</text:p>
          </table:table-cell>
          <table:table-cell office:value-type="float" office:value="0.0311846" calcext:value-type="float">
            <text:p>0.0311846</text:p>
          </table:table-cell>
          <table:table-cell office:value-type="float" office:value="0.2877954" calcext:value-type="float">
            <text:p>0.2877954</text:p>
          </table:table-cell>
          <table:table-cell office:value-type="float" office:value="0.3205708" calcext:value-type="float">
            <text:p>0.3205708</text:p>
          </table:table-cell>
          <table:table-cell office:value-type="float" office:value="0.44403" calcext:value-type="float">
            <text:p>0.44403</text:p>
          </table:table-cell>
          <table:table-cell office:value-type="float" office:value="1.1487216" calcext:value-type="float">
            <text:p>1.1487216</text:p>
          </table:table-cell>
          <table:table-cell office:value-type="float" office:value="0.98277" calcext:value-type="float">
            <text:p>0.98277</text:p>
          </table:table-cell>
          <table:table-cell office:value-type="float" office:value="-0.0167608" calcext:value-type="float">
            <text:p>-0.0167608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951981" calcext:value-type="float">
            <text:p>0.6951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889981" calcext:value-type="float">
            <text:p>0.6889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</table:table-row>
        <table:table-row table:style-name="ro1">
          <table:table-cell office:value-type="string" calcext:value-type="string">
            <text:p>y_minus_2</text:p>
          </table:table-cell>
          <table:table-cell office:value-type="float" office:value="-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1:50:04</text:p>
          </table:table-cell>
          <table:table-cell office:value-type="float" office:value="-0.0001694" calcext:value-type="float">
            <text:p>-0.0001694</text:p>
          </table:table-cell>
          <table:table-cell office:value-type="float" office:value="0.692091" calcext:value-type="float">
            <text:p>0.692091</text:p>
          </table:table-cell>
          <table:table-cell office:value-type="float" office:value="0.6919216" calcext:value-type="float">
            <text:p>0.6919216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74105" calcext:value-type="float">
            <text:p>0.0374105</text:p>
          </table:table-cell>
          <table:table-cell office:value-type="float" office:value="10" calcext:value-type="float">
            <text:p>10</text:p>
          </table:table-cell>
          <table:table-cell office:value-type="float" office:value="1.17660164833069" calcext:value-type="float">
            <text:p>1.17660164833069</text:p>
          </table:table-cell>
          <table:table-cell office:value-type="float" office:value="0.27139538526535" calcext:value-type="float">
            <text:p>0.27139538526535</text:p>
          </table:table-cell>
          <table:table-cell office:value-type="float" office:value="0.905206263065338" calcext:value-type="float">
            <text:p>0.905206263065338</text:p>
          </table:table-cell>
          <table:table-cell office:value-type="float" office:value="0.572911867499352" calcext:value-type="float">
            <text:p>0.572911867499352</text:p>
          </table:table-cell>
          <table:table-cell office:value-type="float" office:value="0.298302328482533" calcext:value-type="float">
            <text:p>0.298302328482533</text:p>
          </table:table-cell>
          <table:table-cell office:value-type="float" office:value="0.541600173711777" calcext:value-type="float">
            <text:p>0.541600173711777</text:p>
          </table:table-cell>
          <table:table-cell office:value-type="float" office:value="0.604223561286926" calcext:value-type="float">
            <text:p>0.604223561286926</text:p>
          </table:table-cell>
          <table:table-cell office:value-type="float" office:value="0.0626233875751495" calcext:value-type="float">
            <text:p>0.0626233875751495</text:p>
          </table:table-cell>
          <table:table-cell office:value-type="float" office:value="0.4096884" calcext:value-type="float">
            <text:p>0.4096884</text:p>
          </table:table-cell>
          <table:table-cell office:value-type="float" office:value="0.33292" calcext:value-type="float">
            <text:p>0.33292</text:p>
          </table:table-cell>
          <table:table-cell office:value-type="float" office:value="0.47232" calcext:value-type="float">
            <text:p>0.47232</text:p>
          </table:table-cell>
          <table:table-cell office:value-type="float" office:value="0.9056162" calcext:value-type="float">
            <text:p>0.9056162</text:p>
          </table:table-cell>
          <table:table-cell office:value-type="float" office:value="0.5874562" calcext:value-type="float">
            <text:p>0.5874562</text:p>
          </table:table-cell>
          <table:table-cell office:value-type="float" office:value="0.0315946" calcext:value-type="float">
            <text:p>0.0315946</text:p>
          </table:table-cell>
          <table:table-cell office:value-type="float" office:value="0.2713954" calcext:value-type="float">
            <text:p>0.2713954</text:p>
          </table:table-cell>
          <table:table-cell office:value-type="float" office:value="0.3115508" calcext:value-type="float">
            <text:p>0.3115508</text:p>
          </table:table-cell>
          <table:table-cell office:value-type="float" office:value="0.45018" calcext:value-type="float">
            <text:p>0.45018</text:p>
          </table:table-cell>
          <table:table-cell office:value-type="float" office:value="1.1766016" calcext:value-type="float">
            <text:p>1.1766016</text:p>
          </table:table-cell>
          <table:table-cell office:value-type="float" office:value="0.81139" calcext:value-type="float">
            <text:p>0.81139</text:p>
          </table:table-cell>
          <table:table-cell office:value-type="float" office:value="-0.0163508" calcext:value-type="float">
            <text:p>-0.0163508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529011" calcext:value-type="float">
            <text:p>0.0529011</text:p>
          </table:table-cell>
        </table:table-row>
        <table:table-row table:style-name="ro1">
          <table:table-cell office:value-type="string" calcext:value-type="string">
            <text:p>y_minus_3</text:p>
          </table:table-cell>
          <table:table-cell office:value-type="float" office:value="-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1:50:17</text:p>
          </table:table-cell>
          <table:table-cell office:value-type="float" office:value="-0.0001752" calcext:value-type="float">
            <text:p>-0.0001752</text:p>
          </table:table-cell>
          <table:table-cell office:value-type="float" office:value="0.6920987" calcext:value-type="float">
            <text:p>0.6920987</text:p>
          </table:table-cell>
          <table:table-cell office:value-type="float" office:value="0.6919235" calcext:value-type="float">
            <text:p>0.6919235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64695" calcext:value-type="float">
            <text:p>0.0364695</text:p>
          </table:table-cell>
          <table:table-cell office:value-type="float" office:value="10" calcext:value-type="float">
            <text:p>10</text:p>
          </table:table-cell>
          <table:table-cell office:value-type="float" office:value="1.22990155220032" calcext:value-type="float">
            <text:p>1.22990155220032</text:p>
          </table:table-cell>
          <table:table-cell office:value-type="float" office:value="0.259095400571823" calcext:value-type="float">
            <text:p>0.259095400571823</text:p>
          </table:table-cell>
          <table:table-cell office:value-type="float" office:value="0.970806151628494" calcext:value-type="float">
            <text:p>0.970806151628494</text:p>
          </table:table-cell>
          <table:table-cell office:value-type="float" office:value="0.519201856851578" calcext:value-type="float">
            <text:p>0.519201856851578</text:p>
          </table:table-cell>
          <table:table-cell office:value-type="float" office:value="0.315630795757433" calcext:value-type="float">
            <text:p>0.315630795757433</text:p>
          </table:table-cell>
          <table:table-cell office:value-type="float" office:value="0.489858162403107" calcext:value-type="float">
            <text:p>0.489858162403107</text:p>
          </table:table-cell>
          <table:table-cell office:value-type="float" office:value="0.548545551300049" calcext:value-type="float">
            <text:p>0.548545551300049</text:p>
          </table:table-cell>
          <table:table-cell office:value-type="float" office:value="0.0586873888969421" calcext:value-type="float">
            <text:p>0.0586873888969421</text:p>
          </table:table-cell>
          <table:table-cell office:value-type="float" office:value="0.3805784" calcext:value-type="float">
            <text:p>0.3805784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47068" calcext:value-type="float">
            <text:p>0.47068</text:p>
          </table:table-cell>
          <table:table-cell office:value-type="float" office:value="0.9449762" calcext:value-type="float">
            <text:p>0.9449762</text:p>
          </table:table-cell>
          <table:table-cell office:value-type="float" office:value="0.3332562" calcext:value-type="float">
            <text:p>0.3332562</text:p>
          </table:table-cell>
          <table:table-cell office:value-type="float" office:value="0.0320046" calcext:value-type="float">
            <text:p>0.0320046</text:p>
          </table:table-cell>
          <table:table-cell office:value-type="float" office:value="0.2590954" calcext:value-type="float">
            <text:p>0.2590954</text:p>
          </table:table-cell>
          <table:table-cell office:value-type="float" office:value="0.3181108" calcext:value-type="float">
            <text:p>0.3181108</text:p>
          </table:table-cell>
          <table:table-cell office:value-type="float" office:value="0.48954" calcext:value-type="float">
            <text:p>0.48954</text:p>
          </table:table-cell>
          <table:table-cell office:value-type="float" office:value="1.2299016" calcext:value-type="float">
            <text:p>1.2299016</text:p>
          </table:table-cell>
          <table:table-cell office:value-type="float" office:value="0.44608" calcext:value-type="float">
            <text:p>0.44608</text:p>
          </table:table-cell>
          <table:table-cell office:value-type="float" office:value="-0.0163508" calcext:value-type="float">
            <text:p>-0.0163508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7" calcext:value-type="float">
            <text:p>0.0219007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281007" calcext:value-type="float">
            <text:p>0.0281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7" calcext:value-type="float">
            <text:p>0.0343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7" calcext:value-type="float">
            <text:p>0.0405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7" calcext:value-type="float">
            <text:p>0.0467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7" calcext:value-type="float">
            <text:p>0.0529007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z_plus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1:50:29</text:p>
          </table:table-cell>
          <table:table-cell office:value-type="float" office:value="-0.0001114" calcext:value-type="float">
            <text:p>-0.0001114</text:p>
          </table:table-cell>
          <table:table-cell office:value-type="float" office:value="0.6920959" calcext:value-type="float">
            <text:p>0.6920959</text:p>
          </table:table-cell>
          <table:table-cell office:value-type="float" office:value="0.6919845" calcext:value-type="float">
            <text:p>0.6919845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84244" calcext:value-type="float">
            <text:p>0.0384244</text:p>
          </table:table-cell>
          <table:table-cell office:value-type="float" office:value="8" calcext:value-type="float">
            <text:p>8</text:p>
          </table:table-cell>
          <table:table-cell office:value-type="float" office:value="1.04581165313721" calcext:value-type="float">
            <text:p>1.04581165313721</text:p>
          </table:table-cell>
          <table:table-cell office:value-type="float" office:value="0.0049200002104044" calcext:value-type="float">
            <text:p>0.0049200002104044</text:p>
          </table:table-cell>
          <table:table-cell office:value-type="float" office:value="1.0408916529268" calcext:value-type="float">
            <text:p>1.0408916529268</text:p>
          </table:table-cell>
          <table:table-cell office:value-type="float" office:value="0.467828863300383" calcext:value-type="float">
            <text:p>0.467828863300383</text:p>
          </table:table-cell>
          <table:table-cell office:value-type="float" office:value="0.30711027367259" calcext:value-type="float">
            <text:p>0.30711027367259</text:p>
          </table:table-cell>
          <table:table-cell office:value-type="float" office:value="0.457550156116486" calcext:value-type="float">
            <text:p>0.457550156116486</text:p>
          </table:table-cell>
          <table:table-cell office:value-type="float" office:value="0.478107570484281" calcext:value-type="float">
            <text:p>0.478107570484281</text:p>
          </table:table-cell>
          <table:table-cell office:value-type="float" office:value="0.020557414367795" calcext:value-type="float">
            <text:p>0.020557414367795</text:p>
          </table:table-cell>
          <table:table-cell office:value-type="float" office:value="0.4789784" calcext:value-type="float">
            <text:p>0.4789784</text:p>
          </table:table-cell>
          <table:table-cell office:value-type="float" office:value="0.40549" calcext:value-type="float">
            <text:p>0.40549</text:p>
          </table:table-cell>
          <table:table-cell office:value-type="float" office:value="0.54161" calcext:value-type="float">
            <text:p>0.54161</text:p>
          </table:table-cell>
          <table:table-cell office:value-type="float" office:value="0.7940962" calcext:value-type="float">
            <text:p>0.7940962</text:p>
          </table:table-cell>
          <table:table-cell office:value-type="float" office:value="0.0675762" calcext:value-type="float">
            <text:p>0.0675762</text:p>
          </table:table-cell>
          <table:table-cell office:value-type="float" office:value="0.0303646" calcext:value-type="float">
            <text:p>0.0303646</text:p>
          </table:table-cell>
          <table:table-cell office:value-type="float" office:value="0.3521654" calcext:value-type="float">
            <text:p>0.3521654</text:p>
          </table:table-cell>
          <table:table-cell office:value-type="float" office:value="0.4243008" calcext:value-type="float">
            <text:p>0.4243008</text:p>
          </table:table-cell>
          <table:table-cell office:value-type="float" office:value="0.56334" calcext:value-type="float">
            <text:p>0.56334</text:p>
          </table:table-cell>
          <table:table-cell office:value-type="float" office:value="1.0458117" calcext:value-type="float">
            <text:p>1.0458117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-0.0163508" calcext:value-type="float">
            <text:p>-0.0163508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2" calcext:value-type="float">
            <text:p>0.0269022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31022" calcext:value-type="float">
            <text:p>0.0331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2" calcext:value-type="float">
            <text:p>0.0393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2" calcext:value-type="float">
            <text:p>0.0455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2" calcext:value-type="float">
            <text:p>0.0517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2" calcext:value-type="float">
            <text:p>0.0579022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3" calcext:value-type="float">
            <text:p>0.0269023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31023" calcext:value-type="float">
            <text:p>0.0331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3" calcext:value-type="float">
            <text:p>0.0393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3" calcext:value-type="float">
            <text:p>0.0455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3" calcext:value-type="float">
            <text:p>0.0517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3" calcext:value-type="float">
            <text:p>0.0579023</text:p>
          </table:table-cell>
        </table:table-row>
        <table:table-row table:style-name="ro1">
          <table:table-cell office:value-type="string" calcext:value-type="string">
            <text:p>z_plus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1:50:42</text:p>
          </table:table-cell>
          <table:table-cell office:value-type="float" office:value="0.0000027" calcext:value-type="float">
            <text:p>0.0000027</text:p>
          </table:table-cell>
          <table:table-cell office:value-type="float" office:value="0.6921019" calcext:value-type="float">
            <text:p>0.6921019</text:p>
          </table:table-cell>
          <table:table-cell office:value-type="float" office:value="0.6921046" calcext:value-type="float">
            <text:p>0.6921046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7341" calcext:value-type="float">
            <text:p>0.0387341</text:p>
          </table:table-cell>
          <table:table-cell office:value-type="float" office:value="6" calcext:value-type="float">
            <text:p>6</text:p>
          </table:table-cell>
          <table:table-cell office:value-type="float" office:value="0.731440007686615" calcext:value-type="float">
            <text:p>0.731440007686615</text:p>
          </table:table-cell>
          <table:table-cell office:value-type="float" office:value="-0.0229599997401237" calcext:value-type="float">
            <text:p>-0.0229599997401237</text:p>
          </table:table-cell>
          <table:table-cell office:value-type="float" office:value="0.754400007426739" calcext:value-type="float">
            <text:p>0.754400007426739</text:p>
          </table:table-cell>
          <table:table-cell office:value-type="float" office:value="0.369223865121603" calcext:value-type="float">
            <text:p>0.369223865121603</text:p>
          </table:table-cell>
          <table:table-cell office:value-type="float" office:value="0.293092745987711" calcext:value-type="float">
            <text:p>0.293092745987711</text:p>
          </table:table-cell>
          <table:table-cell office:value-type="float" office:value="0.380470164120197" calcext:value-type="float">
            <text:p>0.380470164120197</text:p>
          </table:table-cell>
          <table:table-cell office:value-type="float" office:value="0.357977566123009" calcext:value-type="float">
            <text:p>0.357977566123009</text:p>
          </table:table-cell>
          <table:table-cell office:value-type="float" office:value="0.0224925979971886" calcext:value-type="float">
            <text:p>0.0224925979971886</text:p>
          </table:table-cell>
          <table:table-cell office:value-type="float" office:value="0.5777884" calcext:value-type="float">
            <text:p>0.5777884</text:p>
          </table:table-cell>
          <table:table-cell office:value-type="float" office:value="0.52275" calcext:value-type="float">
            <text:p>0.52275</text:p>
          </table:table-cell>
          <table:table-cell office:value-type="float" office:value="0.66502" calcext:value-type="float">
            <text:p>0.66502</text:p>
          </table:table-cell>
          <table:table-cell office:value-type="float" office:value="0.0876662" calcext:value-type="float">
            <text:p>0.0876662</text:p>
          </table:table-cell>
          <table:table-cell office:value-type="float" office:value="0.0491262" calcext:value-type="float">
            <text:p>0.0491262</text:p>
          </table:table-cell>
          <table:table-cell office:value-type="float" office:value="0.0303646" calcext:value-type="float">
            <text:p>0.0303646</text:p>
          </table:table-cell>
          <table:table-cell office:value-type="float" office:value="0.4550754" calcext:value-type="float">
            <text:p>0.4550754</text:p>
          </table:table-cell>
          <table:table-cell office:value-type="float" office:value="0.5760008" calcext:value-type="float">
            <text:p>0.5760008</text:p>
          </table:table-cell>
          <table:table-cell office:value-type="float" office:value="0.73144" calcext:value-type="float">
            <text:p>0.73144</text:p>
          </table:table-cell>
          <table:table-cell office:value-type="float" office:value="0.0503316" calcext:value-type="float">
            <text:p>0.0503316</text:p>
          </table:table-cell>
          <table:table-cell office:value-type="float" office:value="-0.02296" calcext:value-type="float">
            <text:p>-0.02296</text:p>
          </table:table-cell>
          <table:table-cell office:value-type="float" office:value="-0.0155308" calcext:value-type="float">
            <text:p>-0.0155308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</table:table-row>
        <table:table-row table:style-name="ro1">
          <table:table-cell office:value-type="string" calcext:value-type="string">
            <text:p>z_plus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1:50:54</text:p>
          </table:table-cell>
          <table:table-cell office:value-type="float" office:value="0.0001311" calcext:value-type="float">
            <text:p>0.0001311</text:p>
          </table:table-cell>
          <table:table-cell office:value-type="float" office:value="0.6920954" calcext:value-type="float">
            <text:p>0.6920954</text:p>
          </table:table-cell>
          <table:table-cell office:value-type="float" office:value="0.6922265" calcext:value-type="float">
            <text:p>0.6922265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4714" calcext:value-type="float">
            <text:p>0.0404714</text:p>
          </table:table-cell>
          <table:table-cell office:value-type="float" office:value="5" calcext:value-type="float">
            <text:p>5</text:p>
          </table:table-cell>
          <table:table-cell office:value-type="float" office:value="0.823230803012848" calcext:value-type="float">
            <text:p>0.823230803012848</text:p>
          </table:table-cell>
          <table:table-cell office:value-type="float" office:value="-0.0278799999505281" calcext:value-type="float">
            <text:p>-0.0278799999505281</text:p>
          </table:table-cell>
          <table:table-cell office:value-type="float" office:value="0.851110802963376" calcext:value-type="float">
            <text:p>0.851110802963376</text:p>
          </table:table-cell>
          <table:table-cell office:value-type="float" office:value="0.322565863607451" calcext:value-type="float">
            <text:p>0.322565863607451</text:p>
          </table:table-cell>
          <table:table-cell office:value-type="float" office:value="0.367801318841772" calcext:value-type="float">
            <text:p>0.367801318841772</text:p>
          </table:table-cell>
          <table:table-cell office:value-type="float" office:value="0.339798161387444" calcext:value-type="float">
            <text:p>0.339798161387444</text:p>
          </table:table-cell>
          <table:table-cell office:value-type="float" office:value="0.305333565827459" calcext:value-type="float">
            <text:p>0.305333565827459</text:p>
          </table:table-cell>
          <table:table-cell office:value-type="float" office:value="0.0344645955599845" calcext:value-type="float">
            <text:p>0.0344645955599845</text:p>
          </table:table-cell>
          <table:table-cell office:value-type="float" office:value="0.7700784" calcext:value-type="float">
            <text:p>0.7700784</text:p>
          </table:table-cell>
          <table:table-cell office:value-type="float" office:value="0.72734" calcext:value-type="float">
            <text:p>0.72734</text:p>
          </table:table-cell>
          <table:table-cell office:value-type="float" office:value="0.11562" calcext:value-type="float">
            <text:p>0.11562</text:p>
          </table:table-cell>
          <table:table-cell office:value-type="float" office:value="0.0405162" calcext:value-type="float">
            <text:p>0.0405162</text:p>
          </table:table-cell>
          <table:table-cell office:value-type="float" office:value="0.0454362" calcext:value-type="float">
            <text:p>0.0454362</text:p>
          </table:table-cell>
          <table:table-cell office:value-type="float" office:value="0.0299546" calcext:value-type="float">
            <text:p>0.0299546</text:p>
          </table:table-cell>
          <table:table-cell office:value-type="float" office:value="0.6588454" calcext:value-type="float">
            <text:p>0.6588454</text:p>
          </table:table-cell>
          <table:table-cell office:value-type="float" office:value="0.8232308" calcext:value-type="float">
            <text:p>0.8232308</text:p>
          </table:table-cell>
          <table:table-cell office:value-type="float" office:value="0.07913" calcext:value-type="float">
            <text:p>0.07913</text:p>
          </table:table-cell>
          <table:table-cell office:value-type="float" office:value="-0.0066584" calcext:value-type="float">
            <text:p>-0.0066584</text:p>
          </table:table-cell>
          <table:table-cell office:value-type="float" office:value="-0.02788" calcext:value-type="float">
            <text:p>-0.02788</text:p>
          </table:table-cell>
          <table:table-cell office:value-type="float" office:value="-0.0155308" calcext:value-type="float">
            <text:p>-0.0155308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</table:table-row>
        <table:table-row table:style-name="ro1">
          <table:table-cell office:value-type="string" calcext:value-type="string">
            <text:p>z_plus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1:51:07</text:p>
          </table:table-cell>
          <table:table-cell office:value-type="float" office:value="0.0001816" calcext:value-type="float">
            <text:p>0.0001816</text:p>
          </table:table-cell>
          <table:table-cell office:value-type="float" office:value="0.6920972" calcext:value-type="float">
            <text:p>0.6920972</text:p>
          </table:table-cell>
          <table:table-cell office:value-type="float" office:value="0.6922788" calcext:value-type="float">
            <text:p>0.6922788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30775" calcext:value-type="float">
            <text:p>0.0430775</text:p>
          </table:table-cell>
          <table:table-cell office:value-type="float" office:value="4" calcext:value-type="float">
            <text:p>4</text:p>
          </table:table-cell>
          <table:table-cell office:value-type="float" office:value="1.04395842552185" calcext:value-type="float">
            <text:p>1.04395842552185</text:p>
          </table:table-cell>
          <table:table-cell office:value-type="float" office:value="-0.0315699987113476" calcext:value-type="float">
            <text:p>-0.0315699987113476</text:p>
          </table:table-cell>
          <table:table-cell office:value-type="float" office:value="1.0755284242332" calcext:value-type="float">
            <text:p>1.0755284242332</text:p>
          </table:table-cell>
          <table:table-cell office:value-type="float" office:value="0.253111866395921" calcext:value-type="float">
            <text:p>0.253111866395921</text:p>
          </table:table-cell>
          <table:table-cell office:value-type="float" office:value="0.408134690208825" calcext:value-type="float">
            <text:p>0.408134690208825</text:p>
          </table:table-cell>
          <table:table-cell office:value-type="float" office:value="0.284612166509032" calcext:value-type="float">
            <text:p>0.284612166509032</text:p>
          </table:table-cell>
          <table:table-cell office:value-type="float" office:value="0.221611566282809" calcext:value-type="float">
            <text:p>0.221611566282809</text:p>
          </table:table-cell>
          <table:table-cell office:value-type="float" office:value="0.0630006002262235" calcext:value-type="float">
            <text:p>0.0630006002262235</text:p>
          </table:table-cell>
          <table:table-cell office:value-type="float" office:value="1.0439584" calcext:value-type="float">
            <text:p>1.0439584</text:p>
          </table:table-cell>
          <table:table-cell office:value-type="float" office:value="0.26855" calcext:value-type="float">
            <text:p>0.26855</text:p>
          </table:table-cell>
          <table:table-cell office:value-type="float" office:value="0.03034" calcext:value-type="float">
            <text:p>0.03034</text:p>
          </table:table-cell>
          <table:table-cell office:value-type="float" office:value="0.0388762" calcext:value-type="float">
            <text:p>0.0388762</text:p>
          </table:table-cell>
          <table:table-cell office:value-type="float" office:value="0.0413362" calcext:value-type="float">
            <text:p>0.0413362</text:p>
          </table:table-cell>
          <table:table-cell office:value-type="float" office:value="0.0299546" calcext:value-type="float">
            <text:p>0.0299546</text:p>
          </table:table-cell>
          <table:table-cell office:value-type="float" office:value="0.9651154" calcext:value-type="float">
            <text:p>0.9651154</text:p>
          </table:table-cell>
          <table:table-cell office:value-type="float" office:value="0.2020808" calcext:value-type="float">
            <text:p>0.2020808</text:p>
          </table:table-cell>
          <table:table-cell office:value-type="float" office:value="-0.01886" calcext:value-type="float">
            <text:p>-0.01886</text:p>
          </table:table-cell>
          <table:table-cell office:value-type="float" office:value="-0.0087084" calcext:value-type="float">
            <text:p>-0.0087084</text:p>
          </table:table-cell>
          <table:table-cell office:value-type="float" office:value="-0.03157" calcext:value-type="float">
            <text:p>-0.03157</text:p>
          </table:table-cell>
          <table:table-cell office:value-type="float" office:value="-0.0155308" calcext:value-type="float">
            <text:p>-0.0155308</text:p>
          </table:table-cell>
          <table:table-cell office:value-type="float" office:value="0.6951971" calcext:value-type="float">
            <text:p>0.6951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2" calcext:value-type="float">
            <text:p>0.2472082</text:p>
          </table:table-cell>
          <table:table-cell office:value-type="float" office:value="0.0729008" calcext:value-type="float">
            <text:p>0.0729008</text:p>
          </table:table-cell>
          <table:table-cell office:value-type="float" office:value="0.6889971" calcext:value-type="float">
            <text:p>0.6889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729008" calcext:value-type="float">
            <text:p>0.0729008</text:p>
          </table:table-cell>
        </table:table-row>
        <table:table-row table:style-name="ro1">
          <table:table-cell office:value-type="string" calcext:value-type="string">
            <text:p>z_rot_pl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5-07-09 11:51:20</text:p>
          </table:table-cell>
          <table:table-cell office:value-type="float" office:value="0.0000959" calcext:value-type="float">
            <text:p>0.0000959</text:p>
          </table:table-cell>
          <table:table-cell office:value-type="float" office:value="0.6927839" calcext:value-type="float">
            <text:p>0.6927839</text:p>
          </table:table-cell>
          <table:table-cell office:value-type="float" office:value="0.6928799" calcext:value-type="float">
            <text:p>0.6928799</text:p>
          </table:table-cell>
          <table:table-cell office:value-type="float" office:value="0.247294" calcext:value-type="float">
            <text:p>0.247294</text:p>
          </table:table-cell>
          <table:table-cell office:value-type="float" office:value="0.0371666" calcext:value-type="float">
            <text:p>0.0371666</text:p>
          </table:table-cell>
          <table:table-cell office:value-type="float" office:value="10" calcext:value-type="float">
            <text:p>10</text:p>
          </table:table-cell>
          <table:table-cell office:value-type="float" office:value="0.95110160112381" calcext:value-type="float">
            <text:p>0.95110160112381</text:p>
          </table:table-cell>
          <table:table-cell office:value-type="float" office:value="0.275085389614105" calcext:value-type="float">
            <text:p>0.275085389614105</text:p>
          </table:table-cell>
          <table:table-cell office:value-type="float" office:value="0.676016211509705" calcext:value-type="float">
            <text:p>0.676016211509705</text:p>
          </table:table-cell>
          <table:table-cell office:value-type="float" office:value="0.562702867388725" calcext:value-type="float">
            <text:p>0.562702867388725</text:p>
          </table:table-cell>
          <table:table-cell office:value-type="float" office:value="0.243170788867836" calcext:value-type="float">
            <text:p>0.243170788867836</text:p>
          </table:table-cell>
          <table:table-cell office:value-type="float" office:value="0.580386173725128" calcext:value-type="float">
            <text:p>0.580386173725128</text:p>
          </table:table-cell>
          <table:table-cell office:value-type="float" office:value="0.545019561052322" calcext:value-type="float">
            <text:p>0.545019561052322</text:p>
          </table:table-cell>
          <table:table-cell office:value-type="float" office:value="0.0353666126728057" calcext:value-type="float">
            <text:p>0.0353666126728057</text:p>
          </table:table-cell>
          <table:table-cell office:value-type="float" office:value="0.4769284" calcext:value-type="float">
            <text:p>0.4769284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50963" calcext:value-type="float">
            <text:p>0.50963</text:p>
          </table:table-cell>
          <table:table-cell office:value-type="float" office:value="0.8514962" calcext:value-type="float">
            <text:p>0.8514962</text:p>
          </table:table-cell>
          <table:table-cell office:value-type="float" office:value="0.6866762" calcext:value-type="float">
            <text:p>0.6866762</text:p>
          </table:table-cell>
          <table:table-cell office:value-type="float" office:value="0.0315946" calcext:value-type="float">
            <text:p>0.0315946</text:p>
          </table:table-cell>
          <table:table-cell office:value-type="float" office:value="0.2750854" calcext:value-type="float">
            <text:p>0.2750854</text:p>
          </table:table-cell>
          <table:table-cell office:value-type="float" office:value="0.2926908" calcext:value-type="float">
            <text:p>0.2926908</text:p>
          </table:table-cell>
          <table:table-cell office:value-type="float" office:value="0.40426" calcext:value-type="float">
            <text:p>0.40426</text:p>
          </table:table-cell>
          <table:table-cell office:value-type="float" office:value="0.9511016" calcext:value-type="float">
            <text:p>0.9511016</text:p>
          </table:table-cell>
          <table:table-cell office:value-type="float" office:value="0.80196" calcext:value-type="float">
            <text:p>0.80196</text:p>
          </table:table-cell>
          <table:table-cell office:value-type="float" office:value="-0.0151208" calcext:value-type="float">
            <text:p>-0.0151208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958369" calcext:value-type="float">
            <text:p>0.6958369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528953" calcext:value-type="float">
            <text:p>0.052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897311" calcext:value-type="float">
            <text:p>0.689731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528953" calcext:value-type="float">
            <text:p>0.0528953</text:p>
          </table:table-cell>
        </table:table-row>
        <table:table-row table:style-name="ro1">
          <table:table-cell office:value-type="string" calcext:value-type="string">
            <text:p>z_rot_pl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5-07-09 11:51:33</text:p>
          </table:table-cell>
          <table:table-cell office:value-type="float" office:value="0.0002353" calcext:value-type="float">
            <text:p>0.0002353</text:p>
          </table:table-cell>
          <table:table-cell office:value-type="float" office:value="0.6933829" calcext:value-type="float">
            <text:p>0.6933829</text:p>
          </table:table-cell>
          <table:table-cell office:value-type="float" office:value="0.6936182" calcext:value-type="float">
            <text:p>0.6936182</text:p>
          </table:table-cell>
          <table:table-cell office:value-type="float" office:value="0.247544" calcext:value-type="float">
            <text:p>0.247544</text:p>
          </table:table-cell>
          <table:table-cell office:value-type="float" office:value="0.0367145" calcext:value-type="float">
            <text:p>0.0367145</text:p>
          </table:table-cell>
          <table:table-cell office:value-type="float" office:value="10" calcext:value-type="float">
            <text:p>10</text:p>
          </table:table-cell>
          <table:table-cell office:value-type="float" office:value="0.845321595668793" calcext:value-type="float">
            <text:p>0.845321595668793</text:p>
          </table:table-cell>
          <table:table-cell office:value-type="float" office:value="0.265245407819748" calcext:value-type="float">
            <text:p>0.265245407819748</text:p>
          </table:table-cell>
          <table:table-cell office:value-type="float" office:value="0.580076187849045" calcext:value-type="float">
            <text:p>0.580076187849045</text:p>
          </table:table-cell>
          <table:table-cell office:value-type="float" office:value="0.520472857356072" calcext:value-type="float">
            <text:p>0.520472857356072</text:p>
          </table:table-cell>
          <table:table-cell office:value-type="float" office:value="0.209200637397844" calcext:value-type="float">
            <text:p>0.209200637397844</text:p>
          </table:table-cell>
          <table:table-cell office:value-type="float" office:value="0.562510150671005" calcext:value-type="float">
            <text:p>0.562510150671005</text:p>
          </table:table-cell>
          <table:table-cell office:value-type="float" office:value="0.478435564041138" calcext:value-type="float">
            <text:p>0.478435564041138</text:p>
          </table:table-cell>
          <table:table-cell office:value-type="float" office:value="0.0840745866298676" calcext:value-type="float">
            <text:p>0.0840745866298676</text:p>
          </table:table-cell>
          <table:table-cell office:value-type="float" office:value="0.4687284" calcext:value-type="float">
            <text:p>0.4687284</text:p>
          </table:table-cell>
          <table:table-cell office:value-type="float" office:value="0.39278" calcext:value-type="float">
            <text:p>0.39278</text:p>
          </table:table-cell>
          <table:table-cell office:value-type="float" office:value="0.52562" calcext:value-type="float">
            <text:p>0.52562</text:p>
          </table:table-cell>
          <table:table-cell office:value-type="float" office:value="0.8445262" calcext:value-type="float">
            <text:p>0.8445262</text:p>
          </table:table-cell>
          <table:table-cell office:value-type="float" office:value="0.5808962" calcext:value-type="float">
            <text:p>0.5808962</text:p>
          </table:table-cell>
          <table:table-cell office:value-type="float" office:value="0.0332346" calcext:value-type="float">
            <text:p>0.0332346</text:p>
          </table:table-cell>
          <table:table-cell office:value-type="float" office:value="0.2652454" calcext:value-type="float">
            <text:p>0.2652454</text:p>
          </table:table-cell>
          <table:table-cell office:value-type="float" office:value="0.2787508" calcext:value-type="float">
            <text:p>0.2787508</text:p>
          </table:table-cell>
          <table:table-cell office:value-type="float" office:value="0.36654" calcext:value-type="float">
            <text:p>0.36654</text:p>
          </table:table-cell>
          <table:table-cell office:value-type="float" office:value="0.8453216" calcext:value-type="float">
            <text:p>0.8453216</text:p>
          </table:table-cell>
          <table:table-cell office:value-type="float" office:value="0.63632" calcext:value-type="float">
            <text:p>0.63632</text:p>
          </table:table-cell>
          <table:table-cell office:value-type="float" office:value="-0.0147108" calcext:value-type="float">
            <text:p>-0.0147108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529501" calcext:value-type="float">
            <text:p>0.052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529501" calcext:value-type="float">
            <text:p>0.0529501</text:p>
          </table:table-cell>
        </table:table-row>
        <table:table-row table:style-name="ro1">
          <table:table-cell office:value-type="string" calcext:value-type="string">
            <text:p>z_rot_pl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5-07-09 11:51:46</text:p>
          </table:table-cell>
          <table:table-cell office:value-type="float" office:value="0.0002394" calcext:value-type="float">
            <text:p>0.0002394</text:p>
          </table:table-cell>
          <table:table-cell office:value-type="float" office:value="0.6940994" calcext:value-type="float">
            <text:p>0.6940994</text:p>
          </table:table-cell>
          <table:table-cell office:value-type="float" office:value="0.6943388" calcext:value-type="float">
            <text:p>0.6943388</text:p>
          </table:table-cell>
          <table:table-cell office:value-type="float" office:value="0.2478808" calcext:value-type="float">
            <text:p>0.2478808</text:p>
          </table:table-cell>
          <table:table-cell office:value-type="float" office:value="0.0362748" calcext:value-type="float">
            <text:p>0.0362748</text:p>
          </table:table-cell>
          <table:table-cell office:value-type="float" office:value="10" calcext:value-type="float">
            <text:p>10</text:p>
          </table:table-cell>
          <table:table-cell office:value-type="float" office:value="0.886756181716919" calcext:value-type="float">
            <text:p>0.886756181716919</text:p>
          </table:table-cell>
          <table:table-cell office:value-type="float" office:value="0.260735392570496" calcext:value-type="float">
            <text:p>0.260735392570496</text:p>
          </table:table-cell>
          <table:table-cell office:value-type="float" office:value="0.626020789146423" calcext:value-type="float">
            <text:p>0.626020789146423</text:p>
          </table:table-cell>
          <table:table-cell office:value-type="float" office:value="0.497635859251022" calcext:value-type="float">
            <text:p>0.497635859251022</text:p>
          </table:table-cell>
          <table:table-cell office:value-type="float" office:value="0.211154703235705" calcext:value-type="float">
            <text:p>0.211154703235705</text:p>
          </table:table-cell>
          <table:table-cell office:value-type="float" office:value="0.5420101583004" calcext:value-type="float">
            <text:p>0.5420101583004</text:p>
          </table:table-cell>
          <table:table-cell office:value-type="float" office:value="0.453261560201645" calcext:value-type="float">
            <text:p>0.453261560201645</text:p>
          </table:table-cell>
          <table:table-cell office:value-type="float" office:value="0.0887485980987549" calcext:value-type="float">
            <text:p>0.0887485980987549</text:p>
          </table:table-cell>
          <table:table-cell office:value-type="float" office:value="0.4428984" calcext:value-type="float">
            <text:p>0.4428984</text:p>
          </table:table-cell>
          <table:table-cell office:value-type="float" office:value="0.38048" calcext:value-type="float">
            <text:p>0.38048</text:p>
          </table:table-cell>
          <table:table-cell office:value-type="float" office:value="0.55145" calcext:value-type="float">
            <text:p>0.55145</text:p>
          </table:table-cell>
          <table:table-cell office:value-type="float" office:value="0.8867562" calcext:value-type="float">
            <text:p>0.8867562</text:p>
          </table:table-cell>
          <table:table-cell office:value-type="float" office:value="0.4484662" calcext:value-type="float">
            <text:p>0.4484662</text:p>
          </table:table-cell>
          <table:table-cell office:value-type="float" office:value="0.0332346" calcext:value-type="float">
            <text:p>0.0332346</text:p>
          </table:table-cell>
          <table:table-cell office:value-type="float" office:value="0.2607354" calcext:value-type="float">
            <text:p>0.2607354</text:p>
          </table:table-cell>
          <table:table-cell office:value-type="float" office:value="0.2840808" calcext:value-type="float">
            <text:p>0.2840808</text:p>
          </table:table-cell>
          <table:table-cell office:value-type="float" office:value="0.37187" calcext:value-type="float">
            <text:p>0.37187</text:p>
          </table:table-cell>
          <table:table-cell office:value-type="float" office:value="0.8289216" calcext:value-type="float">
            <text:p>0.8289216</text:p>
          </table:table-cell>
          <table:table-cell office:value-type="float" office:value="0.5207" calcext:value-type="float">
            <text:p>0.5207</text:p>
          </table:table-cell>
          <table:table-cell office:value-type="float" office:value="-0.0155308" calcext:value-type="float">
            <text:p>-0.0155308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529036" calcext:value-type="float">
            <text:p>0.052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14146" calcext:value-type="float">
            <text:p>0.6914146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529036" calcext:value-type="float">
            <text:p>0.0529036</text:p>
          </table:table-cell>
        </table:table-row>
        <table:table-row table:style-name="ro1">
          <table:table-cell office:value-type="string" calcext:value-type="string">
            <text:p>z_rot_pl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5-07-09 11:51:59</text:p>
          </table:table-cell>
          <table:table-cell office:value-type="float" office:value="0.0007617" calcext:value-type="float">
            <text:p>0.0007617</text:p>
          </table:table-cell>
          <table:table-cell office:value-type="float" office:value="0.6946662" calcext:value-type="float">
            <text:p>0.6946662</text:p>
          </table:table-cell>
          <table:table-cell office:value-type="float" office:value="0.6954279" calcext:value-type="float">
            <text:p>0.6954279</text:p>
          </table:table-cell>
          <table:table-cell office:value-type="float" office:value="0.2487815" calcext:value-type="float">
            <text:p>0.2487815</text:p>
          </table:table-cell>
          <table:table-cell office:value-type="float" office:value="0.0352557" calcext:value-type="float">
            <text:p>0.0352557</text:p>
          </table:table-cell>
          <table:table-cell office:value-type="float" office:value="10" calcext:value-type="float">
            <text:p>10</text:p>
          </table:table-cell>
          <table:table-cell office:value-type="float" office:value="0.945386171340942" calcext:value-type="float">
            <text:p>0.945386171340942</text:p>
          </table:table-cell>
          <table:table-cell office:value-type="float" office:value="0.188140794634819" calcext:value-type="float">
            <text:p>0.188140794634819</text:p>
          </table:table-cell>
          <table:table-cell office:value-type="float" office:value="0.757245376706123" calcext:value-type="float">
            <text:p>0.757245376706123</text:p>
          </table:table-cell>
          <table:table-cell office:value-type="float" office:value="0.434659861028194" calcext:value-type="float">
            <text:p>0.434659861028194</text:p>
          </table:table-cell>
          <table:table-cell office:value-type="float" office:value="0.225027958996453" calcext:value-type="float">
            <text:p>0.225027958996453</text:p>
          </table:table-cell>
          <table:table-cell office:value-type="float" office:value="0.574072164297104" calcext:value-type="float">
            <text:p>0.574072164297104</text:p>
          </table:table-cell>
          <table:table-cell office:value-type="float" office:value="0.295247557759285" calcext:value-type="float">
            <text:p>0.295247557759285</text:p>
          </table:table-cell>
          <table:table-cell office:value-type="float" office:value="0.278824606537819" calcext:value-type="float">
            <text:p>0.278824606537819</text:p>
          </table:table-cell>
          <table:table-cell office:value-type="float" office:value="0.5384284" calcext:value-type="float">
            <text:p>0.5384284</text:p>
          </table:table-cell>
          <table:table-cell office:value-type="float" office:value="0.45346" calcext:value-type="float">
            <text:p>0.45346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9453862" calcext:value-type="float">
            <text:p>0.9453862</text:p>
          </table:table-cell>
          <table:table-cell office:value-type="float" office:value="0.3385862" calcext:value-type="float">
            <text:p>0.3385862</text:p>
          </table:table-cell>
          <table:table-cell office:value-type="float" office:value="0.0320046" calcext:value-type="float">
            <text:p>0.0320046</text:p>
          </table:table-cell>
          <table:table-cell office:value-type="float" office:value="0.2172754" calcext:value-type="float">
            <text:p>0.2172754</text:p>
          </table:table-cell>
          <table:table-cell office:value-type="float" office:value="0.1881408" calcext:value-type="float">
            <text:p>0.1881408</text:p>
          </table:table-cell>
          <table:table-cell office:value-type="float" office:value="0.24354" calcext:value-type="float">
            <text:p>0.24354</text:p>
          </table:table-cell>
          <table:table-cell office:value-type="float" office:value="0.4558216" calcext:value-type="float">
            <text:p>0.4558216</text:p>
          </table:table-cell>
          <table:table-cell office:value-type="float" office:value="0.37146" calcext:value-type="float">
            <text:p>0.37146</text:p>
          </table:table-cell>
          <table:table-cell office:value-type="float" office:value="-0.0163508" calcext:value-type="float">
            <text:p>-0.0163508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529024" calcext:value-type="float">
            <text:p>0.052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529024" calcext:value-type="float">
            <text:p>0.0529024</text:p>
          </table:table-cell>
        </table:table-row>
        <table:table-row table:style-name="ro1">
          <table:table-cell office:value-type="string" calcext:value-type="string">
            <text:p>z_rot_min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5-07-09 11:52:19</text:p>
          </table:table-cell>
          <table:table-cell office:value-type="float" office:value="-0.0008194" calcext:value-type="float">
            <text:p>-0.0008194</text:p>
          </table:table-cell>
          <table:table-cell office:value-type="float" office:value="0.6914007" calcext:value-type="float">
            <text:p>0.6914007</text:p>
          </table:table-cell>
          <table:table-cell office:value-type="float" office:value="0.6905813" calcext:value-type="float">
            <text:p>0.6905813</text:p>
          </table:table-cell>
          <table:table-cell office:value-type="float" office:value="0.2474088" calcext:value-type="float">
            <text:p>0.2474088</text:p>
          </table:table-cell>
          <table:table-cell office:value-type="float" office:value="0.037628" calcext:value-type="float">
            <text:p>0.037628</text:p>
          </table:table-cell>
          <table:table-cell office:value-type="float" office:value="10" calcext:value-type="float">
            <text:p>10</text:p>
          </table:table-cell>
          <table:table-cell office:value-type="float" office:value="1.40374159812927" calcext:value-type="float">
            <text:p>1.40374159812927</text:p>
          </table:table-cell>
          <table:table-cell office:value-type="float" office:value="0.309549987316132" calcext:value-type="float">
            <text:p>0.309549987316132</text:p>
          </table:table-cell>
          <table:table-cell office:value-type="float" office:value="1.09419161081314" calcext:value-type="float">
            <text:p>1.09419161081314</text:p>
          </table:table-cell>
          <table:table-cell office:value-type="float" office:value="0.622152861952782" calcext:value-type="float">
            <text:p>0.622152861952782</text:p>
          </table:table-cell>
          <table:table-cell office:value-type="float" office:value="0.369449684930074" calcext:value-type="float">
            <text:p>0.369449684930074</text:p>
          </table:table-cell>
          <table:table-cell office:value-type="float" office:value="0.455172163248062" calcext:value-type="float">
            <text:p>0.455172163248062</text:p>
          </table:table-cell>
          <table:table-cell office:value-type="float" office:value="0.789133560657501" calcext:value-type="float">
            <text:p>0.789133560657501</text:p>
          </table:table-cell>
          <table:table-cell office:value-type="float" office:value="0.333961397409439" calcext:value-type="float">
            <text:p>0.333961397409439</text:p>
          </table:table-cell>
          <table:table-cell office:value-type="float" office:value="0.3346584" calcext:value-type="float">
            <text:p>0.3346584</text:p>
          </table:table-cell>
          <table:table-cell office:value-type="float" office:value="0.30955" calcext:value-type="float">
            <text:p>0.30955</text:p>
          </table:table-cell>
          <table:table-cell office:value-type="float" office:value="0.39606" calcext:value-type="float">
            <text:p>0.39606</text:p>
          </table:table-cell>
          <table:table-cell office:value-type="float" office:value="0.6665862" calcext:value-type="float">
            <text:p>0.6665862</text:p>
          </table:table-cell>
          <table:table-cell office:value-type="float" office:value="0.5690062" calcext:value-type="float">
            <text:p>0.5690062</text:p>
          </table:table-cell>
          <table:table-cell office:value-type="float" office:value="0.0283146" calcext:value-type="float">
            <text:p>0.0283146</text:p>
          </table:table-cell>
          <table:table-cell office:value-type="float" office:value="0.3853754" calcext:value-type="float">
            <text:p>0.3853754</text:p>
          </table:table-cell>
          <table:table-cell office:value-type="float" office:value="0.4357808" calcext:value-type="float">
            <text:p>0.4357808</text:p>
          </table:table-cell>
          <table:table-cell office:value-type="float" office:value="0.56293" calcext:value-type="float">
            <text:p>0.56293</text:p>
          </table:table-cell>
          <table:table-cell office:value-type="float" office:value="1.4037416" calcext:value-type="float">
            <text:p>1.4037416</text:p>
          </table:table-cell>
          <table:table-cell office:value-type="float" office:value="1.15784" calcext:value-type="float">
            <text:p>1.15784</text:p>
          </table:table-cell>
          <table:table-cell office:value-type="float" office:value="-0.0167608" calcext:value-type="float">
            <text:p>-0.0167608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59" calcext:value-type="float">
            <text:p>0.2467259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1" calcext:value-type="float">
            <text:p>0.2467261</text:p>
          </table:table-cell>
          <table:table-cell office:value-type="float" office:value="0.0529009" calcext:value-type="float">
            <text:p>0.052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529009" calcext:value-type="float">
            <text:p>0.0529009</text:p>
          </table:table-cell>
        </table:table-row>
        <table:table-row table:style-name="ro1">
          <table:table-cell office:value-type="string" calcext:value-type="string">
            <text:p>z_rot_min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5-07-09 11:52:32</text:p>
          </table:table-cell>
          <table:table-cell office:value-type="float" office:value="-0.0008365" calcext:value-type="float">
            <text:p>-0.0008365</text:p>
          </table:table-cell>
          <table:table-cell office:value-type="float" office:value="0.6907343" calcext:value-type="float">
            <text:p>0.6907343</text:p>
          </table:table-cell>
          <table:table-cell office:value-type="float" office:value="0.6898978" calcext:value-type="float">
            <text:p>0.6898978</text:p>
          </table:table-cell>
          <table:table-cell office:value-type="float" office:value="0.2477598" calcext:value-type="float">
            <text:p>0.2477598</text:p>
          </table:table-cell>
          <table:table-cell office:value-type="float" office:value="0.0371927" calcext:value-type="float">
            <text:p>0.0371927</text:p>
          </table:table-cell>
          <table:table-cell office:value-type="float" office:value="10" calcext:value-type="float">
            <text:p>10</text:p>
          </table:table-cell>
          <table:table-cell office:value-type="float" office:value="1.39513158798218" calcext:value-type="float">
            <text:p>1.39513158798218</text:p>
          </table:table-cell>
          <table:table-cell office:value-type="float" office:value="0.289460003376007" calcext:value-type="float">
            <text:p>0.289460003376007</text:p>
          </table:table-cell>
          <table:table-cell office:value-type="float" office:value="1.10567158460617" calcext:value-type="float">
            <text:p>1.10567158460617</text:p>
          </table:table-cell>
          <table:table-cell office:value-type="float" office:value="0.600914859771729" calcext:value-type="float">
            <text:p>0.600914859771729</text:p>
          </table:table-cell>
          <table:table-cell office:value-type="float" office:value="0.343381326394429" calcext:value-type="float">
            <text:p>0.343381326394429</text:p>
          </table:table-cell>
          <table:table-cell office:value-type="float" office:value="0.428358167409897" calcext:value-type="float">
            <text:p>0.428358167409897</text:p>
          </table:table-cell>
          <table:table-cell office:value-type="float" office:value="0.77347155213356" calcext:value-type="float">
            <text:p>0.77347155213356</text:p>
          </table:table-cell>
          <table:table-cell office:value-type="float" office:value="0.345113384723663" calcext:value-type="float">
            <text:p>0.345113384723663</text:p>
          </table:table-cell>
          <table:table-cell office:value-type="float" office:value="0.3207184" calcext:value-type="float">
            <text:p>0.3207184</text:p>
          </table:table-cell>
          <table:table-cell office:value-type="float" office:value="0.28946" calcext:value-type="float">
            <text:p>0.28946</text:p>
          </table:table-cell>
          <table:table-cell office:value-type="float" office:value="0.37023" calcext:value-type="float">
            <text:p>0.37023</text:p>
          </table:table-cell>
          <table:table-cell office:value-type="float" office:value="0.6391162" calcext:value-type="float">
            <text:p>0.6391162</text:p>
          </table:table-cell>
          <table:table-cell office:value-type="float" office:value="0.5222662" calcext:value-type="float">
            <text:p>0.5222662</text:p>
          </table:table-cell>
          <table:table-cell office:value-type="float" office:value="0.0287246" calcext:value-type="float">
            <text:p>0.0287246</text:p>
          </table:table-cell>
          <table:table-cell office:value-type="float" office:value="0.4058754" calcext:value-type="float">
            <text:p>0.4058754</text:p>
          </table:table-cell>
          <table:table-cell office:value-type="float" office:value="0.4771908" calcext:value-type="float">
            <text:p>0.4771908</text:p>
          </table:table-cell>
          <table:table-cell office:value-type="float" office:value="0.61336" calcext:value-type="float">
            <text:p>0.61336</text:p>
          </table:table-cell>
          <table:table-cell office:value-type="float" office:value="1.3951316" calcext:value-type="float">
            <text:p>1.3951316</text:p>
          </table:table-cell>
          <table:table-cell office:value-type="float" office:value="0.9758" calcext:value-type="float">
            <text:p>0.9758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6936474" calcext:value-type="float">
            <text:p>0.6936474</text:p>
          </table:table-cell>
          <table:table-cell office:value-type="float" office:value="0.2463952" calcext:value-type="float">
            <text:p>0.2463952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936472" calcext:value-type="float">
            <text:p>0.6936472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528929" calcext:value-type="float">
            <text:p>0.0528929</text:p>
          </table:table-cell>
          <table:table-cell office:value-type="float" office:value="0.6878213" calcext:value-type="float">
            <text:p>0.6878213</text:p>
          </table:table-cell>
          <table:table-cell office:value-type="float" office:value="0.2485157" calcext:value-type="float">
            <text:p>0.2485157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878211" calcext:value-type="float">
            <text:p>0.6878211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528929" calcext:value-type="float">
            <text:p>0.0528929</text:p>
          </table:table-cell>
        </table:table-row>
        <table:table-row table:style-name="ro1">
          <table:table-cell office:value-type="string" calcext:value-type="string">
            <text:p>z_rot_min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5-07-09 11:52:45</text:p>
          </table:table-cell>
          <table:table-cell office:value-type="float" office:value="-0.0007271" calcext:value-type="float">
            <text:p>-0.0007271</text:p>
          </table:table-cell>
          <table:table-cell office:value-type="float" office:value="0.6901011" calcext:value-type="float">
            <text:p>0.6901011</text:p>
          </table:table-cell>
          <table:table-cell office:value-type="float" office:value="0.689374" calcext:value-type="float">
            <text:p>0.689374</text:p>
          </table:table-cell>
          <table:table-cell office:value-type="float" office:value="0.2481666" calcext:value-type="float">
            <text:p>0.2481666</text:p>
          </table:table-cell>
          <table:table-cell office:value-type="float" office:value="0.0363681" calcext:value-type="float">
            <text:p>0.0363681</text:p>
          </table:table-cell>
          <table:table-cell office:value-type="float" office:value="10" calcext:value-type="float">
            <text:p>10</text:p>
          </table:table-cell>
          <table:table-cell office:value-type="float" office:value="1.4238315820694" calcext:value-type="float">
            <text:p>1.4238315820694</text:p>
          </table:table-cell>
          <table:table-cell office:value-type="float" office:value="0.306679993867874" calcext:value-type="float">
            <text:p>0.306679993867874</text:p>
          </table:table-cell>
          <table:table-cell office:value-type="float" office:value="1.11715158820152" calcext:value-type="float">
            <text:p>1.11715158820152</text:p>
          </table:table-cell>
          <table:table-cell office:value-type="float" office:value="0.57082085609436" calcext:value-type="float">
            <text:p>0.57082085609436</text:p>
          </table:table-cell>
          <table:table-cell office:value-type="float" office:value="0.324112042153544" calcext:value-type="float">
            <text:p>0.324112042153544</text:p>
          </table:table-cell>
          <table:table-cell office:value-type="float" office:value="0.416222155094147" calcext:value-type="float">
            <text:p>0.416222155094147</text:p>
          </table:table-cell>
          <table:table-cell office:value-type="float" office:value="0.725419557094574" calcext:value-type="float">
            <text:p>0.725419557094574</text:p>
          </table:table-cell>
          <table:table-cell office:value-type="float" office:value="0.309197402000427" calcext:value-type="float">
            <text:p>0.309197402000427</text:p>
          </table:table-cell>
          <table:table-cell office:value-type="float" office:value="0.3563884" calcext:value-type="float">
            <text:p>0.3563884</text:p>
          </table:table-cell>
          <table:table-cell office:value-type="float" office:value="0.30668" calcext:value-type="float">
            <text:p>0.30668</text:p>
          </table:table-cell>
          <table:table-cell office:value-type="float" office:value="0.35178" calcext:value-type="float">
            <text:p>0.35178</text:p>
          </table:table-cell>
          <table:table-cell office:value-type="float" office:value="0.6059062" calcext:value-type="float">
            <text:p>0.6059062</text:p>
          </table:table-cell>
          <table:table-cell office:value-type="float" office:value="0.4603562" calcext:value-type="float">
            <text:p>0.4603562</text:p>
          </table:table-cell>
          <table:table-cell office:value-type="float" office:value="0.0336446" calcext:value-type="float">
            <text:p>0.0336446</text:p>
          </table:table-cell>
          <table:table-cell office:value-type="float" office:value="0.4099754" calcext:value-type="float">
            <text:p>0.4099754</text:p>
          </table:table-cell>
          <table:table-cell office:value-type="float" office:value="0.5071208" calcext:value-type="float">
            <text:p>0.5071208</text:p>
          </table:table-cell>
          <table:table-cell office:value-type="float" office:value="0.6314" calcext:value-type="float">
            <text:p>0.6314</text:p>
          </table:table-cell>
          <table:table-cell office:value-type="float" office:value="1.4238316" calcext:value-type="float">
            <text:p>1.4238316</text:p>
          </table:table-cell>
          <table:table-cell office:value-type="float" office:value="0.65477" calcext:value-type="float">
            <text:p>0.65477</text:p>
          </table:table-cell>
          <table:table-cell office:value-type="float" office:value="-0.0110208" calcext:value-type="float">
            <text:p>-0.011020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528898" calcext:value-type="float">
            <text:p>0.052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528898" calcext:value-type="float">
            <text:p>0.0528898</text:p>
          </table:table-cell>
        </table:table-row>
        <table:table-row table:style-name="ro1">
          <table:table-cell office:value-type="string" calcext:value-type="string">
            <text:p>z_rot_min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5-07-09 11:52:57</text:p>
          </table:table-cell>
          <table:table-cell office:value-type="float" office:value="-0.0006225" calcext:value-type="float">
            <text:p>-0.0006225</text:p>
          </table:table-cell>
          <table:table-cell office:value-type="float" office:value="0.6895241" calcext:value-type="float">
            <text:p>0.6895241</text:p>
          </table:table-cell>
          <table:table-cell office:value-type="float" office:value="0.6889017" calcext:value-type="float">
            <text:p>0.6889017</text:p>
          </table:table-cell>
          <table:table-cell office:value-type="float" office:value="0.2486685" calcext:value-type="float">
            <text:p>0.2486685</text:p>
          </table:table-cell>
          <table:table-cell office:value-type="float" office:value="0.0359702" calcext:value-type="float">
            <text:p>0.0359702</text:p>
          </table:table-cell>
          <table:table-cell office:value-type="float" office:value="10" calcext:value-type="float">
            <text:p>10</text:p>
          </table:table-cell>
          <table:table-cell office:value-type="float" office:value="1.44392156600952" calcext:value-type="float">
            <text:p>1.44392156600952</text:p>
          </table:table-cell>
          <table:table-cell office:value-type="float" office:value="0.315699994564056" calcext:value-type="float">
            <text:p>0.315699994564056</text:p>
          </table:table-cell>
          <table:table-cell office:value-type="float" office:value="1.12822157144547" calcext:value-type="float">
            <text:p>1.12822157144547</text:p>
          </table:table-cell>
          <table:table-cell office:value-type="float" office:value="0.571189856529236" calcext:value-type="float">
            <text:p>0.571189856529236</text:p>
          </table:table-cell>
          <table:table-cell office:value-type="float" office:value="0.324913580531167" calcext:value-type="float">
            <text:p>0.324913580531167</text:p>
          </table:table-cell>
          <table:table-cell office:value-type="float" office:value="0.421470153331757" calcext:value-type="float">
            <text:p>0.421470153331757</text:p>
          </table:table-cell>
          <table:table-cell office:value-type="float" office:value="0.720909559726715" calcext:value-type="float">
            <text:p>0.720909559726715</text:p>
          </table:table-cell>
          <table:table-cell office:value-type="float" office:value="0.299439406394958" calcext:value-type="float">
            <text:p>0.299439406394958</text:p>
          </table:table-cell>
          <table:table-cell office:value-type="float" office:value="0.3883684" calcext:value-type="float">
            <text:p>0.3883684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0.5772062" calcext:value-type="float">
            <text:p>0.5772062</text:p>
          </table:table-cell>
          <table:table-cell office:value-type="float" office:value="0.4673262" calcext:value-type="float">
            <text:p>0.4673262</text:p>
          </table:table-cell>
          <table:table-cell office:value-type="float" office:value="0.0336446" calcext:value-type="float">
            <text:p>0.0336446</text:p>
          </table:table-cell>
          <table:table-cell office:value-type="float" office:value="0.4112054" calcext:value-type="float">
            <text:p>0.4112054</text:p>
          </table:table-cell>
          <table:table-cell office:value-type="float" office:value="0.5628808" calcext:value-type="float">
            <text:p>0.5628808</text:p>
          </table:table-cell>
          <table:table-cell office:value-type="float" office:value="0.65313" calcext:value-type="float">
            <text:p>0.65313</text:p>
          </table:table-cell>
          <table:table-cell office:value-type="float" office:value="1.4439216" calcext:value-type="float">
            <text:p>1.4439216</text:p>
          </table:table-cell>
          <table:table-cell office:value-type="float" office:value="0.53341" calcext:value-type="float">
            <text:p>0.53341</text:p>
          </table:table-cell>
          <table:table-cell office:value-type="float" office:value="-0.0118408" calcext:value-type="float">
            <text:p>-0.0118408</text:p>
          </table:table-cell>
          <table:table-cell office:value-type="float" office:value="0.6918988" calcext:value-type="float">
            <text:p>0.6918988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528933" calcext:value-type="float">
            <text:p>0.052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528933" calcext:value-type="float">
            <text:p>0.0528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9T11:53:27.539748614</dc:date>
    <meta:editing-duration>PT24S</meta:editing-duration>
    <meta:editing-cycles>1</meta:editing-cycles>
    <meta:document-statistic meta:table-count="1" meta:cell-count="2800" meta:object-count="0"/>
  </office:meta>
</office:document-meta>
</file>